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15" style:family="table-cell" style:parent-style-name="ConstantValue" style:data-style-name="N81"/>
    <style:style style:name="ce24" style:family="table-cell" style:parent-style-name="CalcResult" style:data-style-name="N0"/>
    <style:style style:name="ce16" style:family="table-cell" style:parent-style-name="InterimResult">
      <style:table-cell-properties style:text-align-source="fix" style:repeat-content="false"/>
      <style:paragraph-properties fo:text-align="center" fo:margin-left="0cm"/>
    </style:style>
    <style:style style:name="ce21" style:family="table-cell" style:parent-style-name="CalcColorBox"/>
    <style:style style:name="ce22" style:family="table-cell" style:parent-style-name="Input" style:data-style-name="N81"/>
    <style:style style:name="ce23" style:family="table-cell" style:parent-style-name="Calc" style:data-style-name="N81"/>
    <style:style style:name="ce25" style:family="table-cell" style:parent-style-name="Input">
      <style:table-cell-properties style:cell-protect="none" style:print-content="true"/>
    </style:style>
    <style:style style:name="ce26" style:family="table-cell" style:parent-style-name="Input" style:data-style-name="N115"/>
    <style:style style:name="ce19" style:family="table-cell" style:parent-style-name="CalcResultScientific" style:data-style-name="N0"/>
    <style:style style:name="ce20"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1f0wfro/sfcalcsheet_the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table-cell/>
          <table:table-cell office:value-type="string" calcext:value-type="string">
            <text:p>v0.20 (2024-08-25)</text:p>
          </table:table-cell>
          <table:table-cell office:value-type="string" calcext:value-type="string">
            <text:p>Logo image; new converters: HMS ↔ degrees, equatorial ↔ galactic coordinates, equatorial to cartesian coordinates, light years ↔ AU; new calculator: 3D distance; constants update</text:p>
          </table:table-cell>
          <table:table-cell table:number-columns-repeated="61"/>
        </table:table-row>
        <table:table-row table:style-name="ro4">
          <table:table-cell/>
          <table:table-cell office:value-type="string" calcext:value-type="string">
            <text:p>v0.20.1 (2024-08-25)</text:p>
          </table:table-cell>
          <table:table-cell office:value-type="string" calcext:value-type="string">
            <text:p>Hotfix for equatorial ↔ galactic coordinates converter</text:p>
          </table:table-cell>
          <table:table-cell table:number-columns-repeated="61"/>
        </table:table-row>
        <table:table-row table:style-name="ro4" table:number-rows-repeated="1048514">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MassSun / MassJupiter)"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MassSun / MassJupiter)"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15" table:formula="of:=2.765E+030 / MassSun"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assMoon * ((2 * RadiusEarth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MassSun * ((2 * RadiusEarth * 1000) / Astronomical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office:value-type="string" calcext:value-type="string">
            <text:p>Moon’s Density</text:p>
          </table:table-cell>
          <table:table-cell table:style-name="ConstantValue" office:value-type="float" office:value="3.344" calcext:value-type="float">
            <text:p>3,344</text:p>
          </table:table-cell>
          <table:table-cell table:style-name="Constant" office:value-type="string" calcext:value-type="string">
            <text:p>g/cm³</text:p>
          </table:table-cell>
          <table:table-cell table:number-columns-repeated="57"/>
        </table:table-row>
        <table:table-row table:style-name="ro8">
          <table:table-cell/>
          <table:table-cell table:style-name="Constant" office:value-type="string" calcext:value-type="string">
            <text:p>Jupiter’s Density</text:p>
          </table:table-cell>
          <table:table-cell table:style-name="ConstantValue" office:value-type="float" office:value="1.326" calcext:value-type="float">
            <text:p>1,326</text:p>
          </table:table-cell>
          <table:table-cell table:style-name="Constant" office:value-type="string" calcext:value-type="string">
            <text:p>g/cm³</text:p>
          </table:table-cell>
          <table:table-cell table:style-name="Constant"/>
          <table:table-cell table:style-name="ConstantValue"/>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Light year</text:p>
          </table:table-cell>
          <table:table-cell table:style-name="ConstantValue" office:value-type="float" office:value="9.4607304725808E+015" calcext:value-type="float">
            <text:p>9,4607304725808E+015</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nomicalUnit" office:value-type="float" office:value="1.00000000200538" calcext:value-type="float">
            <text:p>1,00000000200538</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nomicalUnit / 1000" office:value-type="float" office:value="149597870.7" calcext:value-type="float">
            <text:p>149597870,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AU</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 calcext:value-type="float">
            <text:p>1</text:p>
          </table:table-cell>
          <table:table-cell table:style-name="Calc" office:value-type="string" calcext:value-type="string">
            <text:p>light years =</text:p>
          </table:table-cell>
          <table:table-cell table:style-name="CalcResult" table:formula="of:=IF([.B27] &lt; 1; ROUND(([.B27] * LightYear) / AstronomicalUnit; 2); ROUND(([.B27] * LightYear) / AstronomicalUnit; 0))" office:value-type="float" office:value="63241" calcext:value-type="float">
            <text:p>63241</text:p>
          </table:table-cell>
          <table:table-cell table:style-name="Calc" office:value-type="string" calcext:value-type="string">
            <text:p>AU</text:p>
          </table:table-cell>
          <table:table-cell table:number-columns-repeated="59"/>
          <table:table-cell table:style-name="StandardBackground" table:number-columns-repeated="16320"/>
        </table:table-row>
        <table:table-row table:style-name="ro8">
          <table:table-cell/>
          <table:table-cell table:style-name="CalcSeparator" table:number-columns-repeated="4"/>
          <table:table-cell table:number-columns-repeated="59"/>
          <table:table-cell table:style-name="StandardBackground" table:number-columns-repeated="16320"/>
        </table:table-row>
        <table:table-row table:style-name="ro8">
          <table:table-cell/>
          <table:table-cell table:style-name="Calc"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00000" calcext:value-type="float">
            <text:p>100000</text:p>
          </table:table-cell>
          <table:table-cell table:style-name="Calc" office:value-type="string" calcext:value-type="string">
            <text:p>AU =</text:p>
          </table:table-cell>
          <table:table-cell table:style-name="CalcResult" table:formula="of:=ROUND(([.B30] * AstronomicalUnit) / LightYear; 4)" office:value-type="float" office:value="1.5813" calcext:value-type="float">
            <text:p>1,5813</text:p>
          </table:table-cell>
          <table:table-cell table:style-name="Calc" office:value-type="string" calcext:value-type="string">
            <text:p>light years</text:p>
          </table:table-cell>
          <table:table-cell table:number-columns-repeated="59"/>
          <table:table-cell table:style-name="StandardBackground" table:number-columns-repeated="16320"/>
        </table:table-row>
        <table:table-row table:style-name="ro8">
          <table:table-cell/>
          <table:table-cell table:style-name="CalcBoxBottom" table:number-columns-repeated="4"/>
          <table:table-cell table:number-columns-repeated="59"/>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36] &lt; 100; ROUND([.F36]; 2); [.F36] &lt; 1000; ROUND([.F36]; 1); [.F36] &gt;= 1000; FIXED([.F36]; 0))" office:value-type="float" office:value="180" calcext:value-type="float">
            <text:p>180</text:p>
          </table:table-cell>
          <table:table-cell table:style-name="Calc" office:value-type="string" calcext:value-type="string">
            <text:p>km/h</text:p>
          </table:table-cell>
          <table:table-cell table:style-name="InterimResult" table:formula="of:=[.B36] * 3.6" office:value-type="float" office:value="180" calcext:value-type="float">
            <text:p>180</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9] &lt; 100; ROUND([.F39]; 2); [.F39] &lt; 1000; ROUND([.F39]; 1); [.F39] &gt;= 1000; FIXED([.F39]; 0))" office:value-type="float" office:value="27.78" calcext:value-type="float">
            <text:p>27,78</text:p>
          </table:table-cell>
          <table:table-cell table:style-name="Calc" office:value-type="string" calcext:value-type="string">
            <text:p>m/s</text:p>
          </table:table-cell>
          <table:table-cell table:style-name="InterimResult" table:formula="of:=[.B39] / 3.6" office:value-type="float" office:value="27.7777777777778" calcext:value-type="float">
            <text:p>27,7777777777778</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HMS ↔ degre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8"/>
          <table:table-cell table:style-name="InterimResult" table:number-columns-repeated="4"/>
          <table:table-cell table:number-columns-repeated="16371"/>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34" calcext:value-type="float">
            <text:p>34</text:p>
          </table:table-cell>
          <table:table-cell table:style-name="Calc" office:value-type="string" calcext:value-type="string">
            <text:p>m</text:p>
          </table:table-cell>
          <table:table-cell table:style-name="Input" office:value-type="float" office:value="56" calcext:value-type="float">
            <text:p>56</text:p>
          </table:table-cell>
          <table:table-cell table:style-name="Calc" office:value-type="string" calcext:value-type="string">
            <text:p>s =</text:p>
          </table:table-cell>
          <table:table-cell table:style-name="CalcResult" table:formula="of:=FIXED([.J45]; 4)" office:value-type="string" office:string-value="188,7333" calcext:value-type="string">
            <text:p>188,7333</text:p>
          </table:table-cell>
          <table:table-cell table:style-name="Calc" office:value-type="string" calcext:value-type="string">
            <text:p>°</text:p>
          </table:table-cell>
          <table:table-cell table:style-name="InterimResult" table:formula="of:=([.B45] * 15) + (SIGN([.B45]) * [.D45] * (1 / 60 * 15)) + (SIGN([.B45]) * [.F45] * (1 / 3600 * 15))" office:value-type="float" office:value="188.733333333333" calcext:value-type="float">
            <text:p>188,733333333333</text:p>
          </table:table-cell>
          <table:table-cell table:style-name="InterimResult" table:number-columns-repeated="3"/>
          <table:table-cell table:number-columns-repeated="16371"/>
        </table:table-row>
        <table:table-row table:style-name="ro8">
          <table:table-cell/>
          <table:table-cell table:style-name="CalcSeparator" table:number-columns-repeated="8"/>
          <table:table-cell table:style-name="InterimResult" table:number-columns-repeated="4"/>
          <table:table-cell table:number-columns-repeated="16371"/>
        </table:table-row>
        <table:table-row table:style-name="ro8">
          <table:table-cell/>
          <table:table-cell table:style-name="Calc" table:number-columns-repeated="8"/>
          <table:table-cell table:style-name="InterimResult" table:number-columns-repeated="4"/>
          <table:table-cell table:number-columns-repeated="1637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e24" table:formula="of:=CONCATENATE(INT([.J48]); &quot;h&quot;; INT([.L48]); &quot;m&quot;; ROUND([.M48]; 0); &quot;s&quot;)" office:value-type="string" office:string-value="8h27m22s" calcext:value-type="string">
            <text:p>8h27m22s</text:p>
          </table:table-cell>
          <table:table-cell table:style-name="Calc" table:number-columns-repeated="5"/>
          <table:table-cell table:style-name="InterimResult" table:formula="of:=[.B48] / 15" office:value-type="float" office:value="8.2304" calcext:value-type="float">
            <text:p>8,2304</text:p>
          </table:table-cell>
          <table:table-cell table:style-name="InterimResult" table:formula="of:=ROUND(ABS([.B48]) - INT(ABS([.B48])); 4)" office:value-type="float" office:value="0.456" calcext:value-type="float">
            <text:p>0,456</text:p>
          </table:table-cell>
          <table:table-cell table:style-name="InterimResult" table:formula="of:=ROUND([.K48] * 60; 4)" office:value-type="float" office:value="27.36" calcext:value-type="float">
            <text:p>27,36</text:p>
          </table:table-cell>
          <table:table-cell table:style-name="InterimResult" table:formula="of:=ROUND(([.L48] - INT([.L48])) * 60; 4)" office:value-type="float" office:value="21.6" calcext:value-type="float">
            <text:p>21,6</text:p>
          </table:table-cell>
          <table:table-cell table:number-columns-repeated="16371"/>
        </table:table-row>
        <table:table-row table:style-name="ro8">
          <table:table-cell/>
          <table:table-cell table:style-name="CalcBoxBottom" table:number-columns-repeated="8"/>
          <table:table-cell table:style-name="InterimResult" table:number-columns-repeated="4"/>
          <table:table-cell table:number-columns-repeated="16371"/>
        </table:table-row>
        <table:table-row table:style-name="ro3">
          <table:table-cell table:style-name="VerticalSpacing" table:number-columns-repeated="16384"/>
        </table:table-row>
        <table:table-row table:style-name="ro2">
          <table:table-cell table:style-name="CalcHeading"/>
          <table:table-cell table:style-name="CalcHeading" office:value-type="string" calcext:value-type="string">
            <text:p>DMS ↔ degre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8"/>
          <table:table-cell table:style-name="InterimResult" table:number-columns-repeated="4"/>
          <table:table-cell table:number-columns-repeated="16371"/>
        </table:table-row>
        <table:table-row table:style-name="ro8">
          <table:table-cell/>
          <table:table-cell table:style-name="Input" office:value-type="float" office:value="120" calcext:value-type="float">
            <text:p>120</text:p>
          </table:table-cell>
          <table:table-cell table:style-name="Calc" office:value-type="string" calcext:value-type="string">
            <text:p>°</text:p>
          </table:table-cell>
          <table:table-cell table:style-name="Input" office:value-type="float" office:value="34" calcext:value-type="float">
            <text:p>34</text:p>
          </table:table-cell>
          <table:table-cell table:style-name="Calc" office:value-type="string" calcext:value-type="string">
            <text:p>’</text:p>
          </table:table-cell>
          <table:table-cell table:style-name="Input" office:value-type="float" office:value="56" calcext:value-type="float">
            <text:p>56</text:p>
          </table:table-cell>
          <table:table-cell table:style-name="Calc" office:value-type="string" calcext:value-type="string">
            <text:p>” =</text:p>
          </table:table-cell>
          <table:table-cell table:style-name="CalcResult" table:formula="of:=FIXED([.J54]; 4)" office:value-type="string" office:string-value="120,5822" calcext:value-type="string">
            <text:p>120,5822</text:p>
          </table:table-cell>
          <table:table-cell table:style-name="Calc" office:value-type="string" calcext:value-type="string">
            <text:p>°</text:p>
          </table:table-cell>
          <table:table-cell table:style-name="InterimResult" table:formula="of:=[.B54] + (SIGN([.B54]) * [.D54] * (1 / 60)) + (SIGN([.B54]) * [.F54] * (1 / 3600))" office:value-type="float" office:value="120.582222222222" calcext:value-type="float">
            <text:p>120,582222222222</text:p>
          </table:table-cell>
          <table:table-cell table:style-name="InterimResult" table:number-columns-repeated="3"/>
          <table:table-cell table:number-columns-repeated="16371"/>
        </table:table-row>
        <table:table-row table:style-name="ro8">
          <table:table-cell/>
          <table:table-cell table:style-name="CalcSeparator" table:number-columns-repeated="8"/>
          <table:table-cell table:style-name="InterimResult" table:number-columns-repeated="4"/>
          <table:table-cell table:number-columns-repeated="16371"/>
        </table:table-row>
        <table:table-row table:style-name="ro8">
          <table:table-cell/>
          <table:table-cell table:style-name="Calc" table:number-columns-repeated="8"/>
          <table:table-cell table:style-name="InterimResult" table:number-columns-repeated="4"/>
          <table:table-cell table:number-columns-repeated="1637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57]); &quot;°&quot;; ROUNDDOWN([.L57]); &quot;’&quot;; ROUND([.M57]; 0); &quot;”&quot;)" office:value-type="string" office:string-value="123°27’22”" calcext:value-type="string">
            <text:p>123°27’22”</text:p>
          </table:table-cell>
          <table:table-cell table:style-name="Calc" table:number-columns-repeated="5"/>
          <table:table-cell table:style-name="InterimResult" table:formula="of:=INT([.B57])" office:value-type="float" office:value="123" calcext:value-type="float">
            <text:p>123</text:p>
          </table:table-cell>
          <table:table-cell table:style-name="InterimResult" table:formula="of:=ROUND(ABS([.B57]) - INT(ABS([.B57])); 4)" office:value-type="float" office:value="0.456" calcext:value-type="float">
            <text:p>0,456</text:p>
          </table:table-cell>
          <table:table-cell table:style-name="InterimResult" table:formula="of:=ROUND([.K57] * 60; 4)" office:value-type="float" office:value="27.36" calcext:value-type="float">
            <text:p>27,36</text:p>
          </table:table-cell>
          <table:table-cell table:style-name="InterimResult" table:formula="of:=ROUND(([.L57] - INT([.L57])) * 60; 4)" office:value-type="float" office:value="21.6" calcext:value-type="float">
            <text:p>21,6</text:p>
          </table:table-cell>
          <table:table-cell table:number-columns-repeated="16371"/>
        </table:table-row>
        <table:table-row table:style-name="ro8">
          <table:table-cell/>
          <table:table-cell table:style-name="CalcBoxBottom" table:number-columns-repeated="8"/>
          <table:table-cell table:style-name="InterimResult" table:number-columns-repeated="4"/>
          <table:table-cell table:number-columns-repeated="16371"/>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Degrees ↔ radian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Input" office:value-type="float" office:value="123" calcext:value-type="float">
            <text:p>123</text:p>
          </table:table-cell>
          <table:table-cell table:style-name="Calc" office:value-type="string" calcext:value-type="string">
            <text:p>° =</text:p>
          </table:table-cell>
          <table:table-cell table:style-name="CalcResult" table:formula="of:=ROUND([.F63]; 8)" office:value-type="float" office:value="2.14675498" calcext:value-type="float">
            <text:p>2,14675498</text:p>
          </table:table-cell>
          <table:table-cell table:style-name="Calc" office:value-type="string" calcext:value-type="string">
            <text:p>rad</text:p>
          </table:table-cell>
          <table:table-cell table:style-name="InterimResult" table:formula="of:=RADIANS([.B63])" office:value-type="float" office:value="2.14675497995303" calcext:value-type="float">
            <text:p>2,14675497995303</text:p>
          </table:table-cell>
          <table:table-cell table:number-columns-repeated="4"/>
          <table:table-cell table:style-name="InterimResult" table:number-columns-repeated="6"/>
          <table:table-cell table:number-columns-repeated="16368"/>
        </table:table-row>
        <table:table-row table:style-name="ro8">
          <table:table-cell/>
          <table:table-cell table:style-name="CalcSeparator"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Calc"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Input" office:value-type="float" office:value="1.23" calcext:value-type="float">
            <text:p>1,23</text:p>
          </table:table-cell>
          <table:table-cell table:style-name="Calc" office:value-type="string" calcext:value-type="string">
            <text:p>rad =</text:p>
          </table:table-cell>
          <table:table-cell table:style-name="CalcResult" table:formula="of:=ROUND([.F66]; 8)" office:value-type="float" office:value="70.4738088" calcext:value-type="float">
            <text:p>70,4738088</text:p>
          </table:table-cell>
          <table:table-cell table:style-name="Calc" office:value-type="string" calcext:value-type="string">
            <text:p>°</text:p>
          </table:table-cell>
          <table:table-cell table:style-name="InterimResult" table:formula="of:=DEGREES([.B66])" office:value-type="float" office:value="70.4738088010913" calcext:value-type="float">
            <text:p>70,4738088010913</text:p>
          </table:table-cell>
          <table:table-cell table:number-columns-repeated="4"/>
          <table:table-cell table:style-name="InterimResult" table:number-columns-repeated="6"/>
          <table:table-cell table:number-columns-repeated="16368"/>
        </table:table-row>
        <table:table-row table:style-name="ro8">
          <table:table-cell/>
          <table:table-cell table:style-name="CalcBoxBottom" table:number-columns-repeated="4"/>
          <table:table-cell table:style-name="InterimResult"/>
          <table:table-cell table:number-columns-repeated="4"/>
          <table:table-cell table:style-name="InterimResult" table:number-columns-repeated="6"/>
          <table:table-cell table:number-columns-repeated="1636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Equatorial ↔ galactic coordinat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table:number-columns-repeated="3"/>
          <table:table-cell table:number-columns-repeated="16372"/>
        </table:table-row>
        <table:table-row table:style-name="ro8">
          <table:table-cell/>
          <table:table-cell table:style-name="CalcEmphasis" office:value-type="string" calcext:value-type="string">
            <text:p>Equatorial coordinates</text:p>
          </table:table-cell>
          <table:table-cell table:style-name="Calc" table:number-columns-repeated="4"/>
          <table:table-cell table:style-name="InterimResult" table:formula="of:=RADIANS(192.8595)" office:value-type="float" office:value="3.36603326875" calcext:value-type="float">
            <text:p>3,36603326875</text:p>
          </table:table-cell>
          <table:table-cell table:style-name="InterimResult" table:formula="of:=RADIANS(27.1284)" office:value-type="float" office:value="0.47347990079803" calcext:value-type="float">
            <text:p>0,47347990079803</text:p>
          </table:table-cell>
          <table:table-cell table:style-name="InterimResult" table:formula="of:=RADIANS(122.932)" office:value-type="float" office:value="2.14556815606167" calcext:value-type="float">
            <text:p>2,14556815606167</text:p>
          </table:table-cell>
          <table:table-cell table:style-name="InterimResult" table:number-columns-repeated="3"/>
          <table:table-cell table:number-columns-repeated="16372"/>
        </table:table-row>
        <table:table-row table:style-name="ro8">
          <table:table-cell/>
          <table:table-cell table:style-name="Calc" office:value-type="string" calcext:value-type="string">
            <text:p>Right ascension (α):</text:p>
          </table:table-cell>
          <table:table-cell table:style-name="Input" office:value-type="float" office:value="123" calcext:value-type="float">
            <text:p>123</text:p>
          </table:table-cell>
          <table:table-cell table:style-name="Calc" office:value-type="string" calcext:value-type="string">
            <text:p>°, declination (δ):</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16" office:value-type="string" calcext:value-type="string">
            <text:p>b</text:p>
          </table:table-cell>
          <table:table-cell table:style-name="InterimResult" table:number-columns-repeated="3"/>
          <table:table-cell table:style-name="ce16" office:value-type="string" calcext:value-type="string">
            <text:p>l</text:p>
          </table:table-cell>
          <table:table-cell table:number-columns-repeated="16372"/>
        </table:table-row>
        <table:table-row table:style-name="ro8">
          <table:table-cell/>
          <table:table-cell table:style-name="Calc" office:value-type="string" calcext:value-type="string">
            <text:p>Galactic longitude (l):</text:p>
          </table:table-cell>
          <table:table-cell table:style-name="CalcResult" table:formula="of:=ROUND([.L74]; 8)" office:value-type="float" office:value="174.95211559" calcext:value-type="float">
            <text:p>174,95211559</text:p>
          </table:table-cell>
          <table:table-cell table:style-name="Calc" office:value-type="string" calcext:value-type="string">
            <text:p>°, galactic latitude (b):</text:p>
          </table:table-cell>
          <table:table-cell table:style-name="CalcResult" table:formula="of:=ROUND([.H74]; 8)" office:value-type="float" office:value="32.62368699" calcext:value-type="float">
            <text:p>32,62368699</text:p>
          </table:table-cell>
          <table:table-cell table:style-name="Calc" office:value-type="string" calcext:value-type="string">
            <text:p>°</text:p>
          </table:table-cell>
          <table:table-cell table:style-name="InterimResult" table:formula="of:=ASIN(SIN(RADIANS([.E73])) * SIN([.H$72]) + COS(RADIANS([.E73])) * COS([.H$72]) * COS(RADIANS([.C73]) - [.G$72]))" office:value-type="float" office:value="0.569390752112534" calcext:value-type="float">
            <text:p>0,569390752112534</text:p>
          </table:table-cell>
          <table:table-cell table:style-name="InterimResult" table:formula="of:=DEGREES([.G74])" office:value-type="float" office:value="32.6236869898278" calcext:value-type="float">
            <text:p>32,6236869898278</text:p>
          </table:table-cell>
          <table:table-cell table:style-name="InterimResult" table:formula="of:=SIN(RADIANS([.C73]) - [.G$72]) * COS(RADIANS([.E73])) / COS([.G74])" office:value-type="float" office:value="-0.788226853433798" calcext:value-type="float">
            <text:p>-0,788226853433798</text:p>
          </table:table-cell>
          <table:table-cell table:style-name="InterimResult" table:formula="of:=(SIN(RADIANS([.E73])) * COS([.$H$72]) - COS(RADIANS([.E73])) * SIN([.$H$72]) * COS(RADIANS([.C73]) - [.$G$72])) / COS([.K5])" office:value-type="float" office:value="0.51829527012459" calcext:value-type="float">
            <text:p>0,51829527012459</text:p>
          </table:table-cell>
          <table:table-cell table:style-name="InterimResult" table:formula="of:=IF([.J74]&gt;0;-ASIN([.I74])+[.$I$72];-PI()+ASIN([.I74])+[.$I$72])" office:value-type="float" office:value="3.05349045029143" calcext:value-type="float">
            <text:p>3,05349045029143</text:p>
          </table:table-cell>
          <table:table-cell table:style-name="InterimResult" table:formula="of:=MOD(DEGREES([.K74]);360)" office:value-type="float" office:value="174.9521155852" calcext:value-type="float">
            <text:p>174,9521155852</text:p>
          </table:table-cell>
          <table:table-cell table:number-columns-repeated="16372"/>
        </table:table-row>
        <table:table-row table:style-name="ro8">
          <table:table-cell/>
          <table:table-cell table:style-name="CalcSeparator" table:number-columns-repeated="5"/>
          <table:table-cell table:style-name="InterimResult" table:number-columns-repeated="6"/>
          <table:table-cell table:number-columns-repeated="16372"/>
        </table:table-row>
        <table:table-row table:style-name="ro8">
          <table:table-cell/>
          <table:table-cell table:style-name="Calc" table:number-columns-repeated="5"/>
          <table:table-cell table:style-name="InterimResult" table:number-columns-repeated="6"/>
          <table:table-cell table:number-columns-repeated="16372"/>
        </table:table-row>
        <table:table-row table:style-name="ro8">
          <table:table-cell/>
          <table:table-cell table:style-name="CalcEmphasis" office:value-type="string" calcext:value-type="string">
            <text:p>Galactic coordinates</text:p>
          </table:table-cell>
          <table:table-cell table:style-name="Calc" table:number-columns-repeated="4"/>
          <table:table-cell table:style-name="InterimResult" table:number-columns-repeated="6"/>
          <table:table-cell table:number-columns-repeated="16372"/>
        </table:table-row>
        <table:table-row table:style-name="ro8">
          <table:table-cell/>
          <table:table-cell table:style-name="Calc" office:value-type="string" calcext:value-type="string">
            <text:p>Galactic longitude (l):</text:p>
          </table:table-cell>
          <table:table-cell table:style-name="Input" office:value-type="float" office:value="123" calcext:value-type="float">
            <text:p>123</text:p>
          </table:table-cell>
          <table:table-cell table:style-name="Calc" office:value-type="string" calcext:value-type="string">
            <text:p>°, galactic latitude (b):</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16" office:value-type="string" calcext:value-type="string">
            <text:p>δ</text:p>
          </table:table-cell>
          <table:table-cell table:style-name="InterimResult" table:number-columns-repeated="3"/>
          <table:table-cell table:style-name="ce16" office:value-type="string" calcext:value-type="string">
            <text:p>α</text:p>
          </table:table-cell>
          <table:table-cell table:number-columns-repeated="16372"/>
        </table:table-row>
        <table:table-row table:style-name="ro8">
          <table:table-cell/>
          <table:table-cell table:style-name="Calc" office:value-type="string" calcext:value-type="string">
            <text:p>Right ascension (α):</text:p>
          </table:table-cell>
          <table:table-cell table:style-name="CalcResult" table:formula="of:=ROUND([.L79]; 8)" office:value-type="float" office:value="192.7028188" calcext:value-type="float">
            <text:p>192,7028188</text:p>
          </table:table-cell>
          <table:table-cell table:style-name="Calc" office:value-type="string" calcext:value-type="string">
            <text:p>°, declination (δ):</text:p>
          </table:table-cell>
          <table:table-cell table:style-name="CalcResult" table:formula="of:=ROUND([.H79]; 8)" office:value-type="float" office:value="72.12831725" calcext:value-type="float">
            <text:p>72,12831725</text:p>
          </table:table-cell>
          <table:table-cell table:style-name="Calc" office:value-type="string" calcext:value-type="string">
            <text:p>°</text:p>
          </table:table-cell>
          <table:table-cell table:style-name="InterimResult" table:formula="of:=ASIN(SIN(RADIANS([.E78])) * SIN([.H$72]) + COS(RADIANS([.E78])) * COS([.H$72]) * COS([.$I$72] - RADIANS([.C78])))" office:value-type="float" office:value="1.25887661997122" calcext:value-type="float">
            <text:p>1,25887661997122</text:p>
          </table:table-cell>
          <table:table-cell table:style-name="InterimResult" table:formula="of:=DEGREES([.G79])" office:value-type="float" office:value="72.1283172520455" calcext:value-type="float">
            <text:p>72,1283172520455</text:p>
          </table:table-cell>
          <table:table-cell table:style-name="InterimResult" table:formula="of:=COS(RADIANS([.E78])) * SIN([.$I$72] - RADIANS([.C78])) / COS([.G79])" office:value-type="float" office:value="-0.00273459940857211" calcext:value-type="float">
            <text:p>-0,00273459940857211</text:p>
          </table:table-cell>
          <table:table-cell table:style-name="InterimResult" table:formula="of:=(SIN(RADIANS([.E78])) * COS([.$H$72]) - COS(RADIANS([.E78])) * SIN([.$H$72]) * COS([.$I$72] - RADIANS([.C78]))) / COS([.G79])" office:value-type="float" office:value="0.999996260976047" calcext:value-type="float">
            <text:p>0,999996260976047</text:p>
          </table:table-cell>
          <table:table-cell table:style-name="InterimResult" table:formula="of:=IF([.J79] &gt; 0; ASIN([.I79]) + [.$G$72]; PI() - ASIN([.I79]) + [.$G$72])" office:value-type="float" office:value="3.36329866593318" calcext:value-type="float">
            <text:p>3,36329866593318</text:p>
          </table:table-cell>
          <table:table-cell table:style-name="InterimResult" table:formula="of:=MOD(DEGREES([.K79]); 360)" office:value-type="float" office:value="192.702818799951" calcext:value-type="float">
            <text:p>192,702818799951</text:p>
          </table:table-cell>
          <table:table-cell table:number-columns-repeated="16372"/>
        </table:table-row>
        <table:table-row table:style-name="ro8">
          <table:table-cell/>
          <table:table-cell table:style-name="Calc" table:number-columns-repeated="5"/>
          <table:table-cell table:style-name="InterimResult" table:number-columns-repeated="6"/>
          <table:table-cell table:number-columns-repeated="16372"/>
        </table:table-row>
        <table:table-row table:style-name="ro8">
          <table:table-cell/>
          <table:table-cell table:style-name="CalcRemark" office:value-type="string" calcext:value-type="string" table:number-columns-spanned="5" table:number-rows-spanned="1">
            <text:p>🛈 The coordinate conversion is based on the J2000.0 equinox.</text:p>
          </table:table-cell>
          <table:covered-table-cell table:number-columns-repeated="4" table:style-name="Calc"/>
          <table:table-cell table:style-name="InterimResult" table:number-columns-repeated="6"/>
          <table:table-cell table:number-columns-repeated="16372"/>
        </table:table-row>
        <table:table-row table:style-name="ro8">
          <table:table-cell/>
          <table:table-cell table:style-name="CalcBoxBottom" table:number-columns-repeated="5"/>
          <table:table-cell table:style-name="InterimResult" table:number-columns-repeated="6"/>
          <table:table-cell table:number-columns-repeated="16372"/>
        </table:table-row>
        <table:table-row table:style-name="ro3">
          <table:table-cell table:style-name="VerticalSpacing" table:number-columns-repeated="6"/>
          <table:table-cell table:number-columns-repeated="6"/>
          <table:table-cell table:style-name="VerticalSpacing" table:number-columns-repeated="52"/>
          <table:table-cell table:number-columns-repeated="16320"/>
        </table:table-row>
        <table:table-row table:style-name="ro2">
          <table:table-cell table:style-name="CalcHeading"/>
          <table:table-cell table:style-name="CalcHeading" office:value-type="string" calcext:value-type="string">
            <text:p>Equatorial to cartesian coordinat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Right ascension (α):</text:p>
          </table:table-cell>
          <table:table-cell table:style-name="Input" office:value-type="float" office:value="68.98" calcext:value-type="float">
            <text:p>68,98</text:p>
          </table:table-cell>
          <table:table-cell table:style-name="Calc" office:value-type="string" calcext:value-type="string">
            <text:p>°, declination (δ):</text:p>
          </table:table-cell>
          <table:table-cell table:style-name="Input" office:value-type="float" office:value="16.51" calcext:value-type="float">
            <text:p>16,51</text:p>
          </table:table-cell>
          <table:table-cell table:style-name="Calc" office:value-type="string" calcext:value-type="string">
            <text:p>°, distance:</text:p>
          </table:table-cell>
          <table:table-cell table:style-name="Input" office:value-type="float" office:value="20" calcext:value-type="float">
            <text:p>20</text:p>
          </table:table-cell>
          <table:table-cell table:style-name="Calc" office:value-type="string" calcext:value-type="string">
            <text:p>parsec or</text:p>
          </table:table-cell>
          <table:table-cell table:style-name="CalcResult" table:formula="of:=ROUND([.G87] * ParsecInLY; 4)" office:value-type="float" office:value="65.2313" calcext:value-type="float">
            <text:p>65,2313</text:p>
          </table:table-cell>
          <table:table-cell table:style-name="Calc" office:value-type="string" calcext:value-type="string">
            <text:p>light years</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X:</text:p>
          </table:table-cell>
          <table:table-cell table:style-name="CalcResult" table:formula="of:=ROUND([.K89]; 4)" office:value-type="float" office:value="6.8781" calcext:value-type="float">
            <text:p>6,8781</text:p>
          </table:table-cell>
          <table:table-cell table:style-name="Calc" office:value-type="string" calcext:value-type="string">
            <text:p>Y:</text:p>
          </table:table-cell>
          <table:table-cell table:style-name="CalcResult" table:formula="of:=ROUND([.L89]; 4)" office:value-type="float" office:value="17.8994" calcext:value-type="float">
            <text:p>17,8994</text:p>
          </table:table-cell>
          <table:table-cell table:style-name="Calc" office:value-type="string" calcext:value-type="string">
            <text:p>Z:</text:p>
          </table:table-cell>
          <table:table-cell table:style-name="CalcResult" table:formula="of:=ROUND([.M89]; 4)" office:value-type="float" office:value="5.6837" calcext:value-type="float">
            <text:p>5,6837</text:p>
          </table:table-cell>
          <table:table-cell table:style-name="Calc" office:value-type="string" calcext:value-type="string">
            <text:p>parsec,</text:p>
          </table:table-cell>
          <table:table-cell table:style-name="Calc" table:number-columns-repeated="2"/>
          <table:table-cell table:style-name="InterimResult" table:formula="of:=[.G87] * COS(RADIANS([.E87])) * COS(RADIANS([.C87]))" office:value-type="float" office:value="6.87809833810034" calcext:value-type="float">
            <text:p>6,87809833810034</text:p>
          </table:table-cell>
          <table:table-cell table:style-name="InterimResult" table:formula="of:=[.G87] * COS(RADIANS([.E87])) * SIN(RADIANS([.C87]))" office:value-type="float" office:value="17.8993810966957" calcext:value-type="float">
            <text:p>17,8993810966957</text:p>
          </table:table-cell>
          <table:table-cell table:style-name="InterimResult" table:formula="of:=[.G87] * SIN(RADIANS([.E87]))" office:value-type="float" office:value="5.68365371980675" calcext:value-type="float">
            <text:p>5,68365371980675</text:p>
          </table:table-cell>
          <table:table-cell table:number-columns-repeated="51"/>
          <table:table-cell table:style-name="StandardBackground" table:number-columns-repeated="16320"/>
        </table:table-row>
        <table:table-row table:style-name="ro8">
          <table:table-cell/>
          <table:table-cell table:style-name="Calc" office:value-type="string" calcext:value-type="string">
            <text:p>or X:</text:p>
          </table:table-cell>
          <table:table-cell table:style-name="CalcResult" table:formula="of:=ROUND([.K89] * ParsecInLY; 4)" office:value-type="float" office:value="22.4334" calcext:value-type="float">
            <text:p>22,4334</text:p>
          </table:table-cell>
          <table:table-cell table:style-name="Calc" office:value-type="string" calcext:value-type="string">
            <text:p>Y:</text:p>
          </table:table-cell>
          <table:table-cell table:style-name="CalcResult" table:formula="of:=ROUND([.L89] * ParsecInLY; 4)" office:value-type="float" office:value="58.38" calcext:value-type="float">
            <text:p>58,38</text:p>
          </table:table-cell>
          <table:table-cell table:style-name="Calc" office:value-type="string" calcext:value-type="string">
            <text:p>Z:</text:p>
          </table:table-cell>
          <table:table-cell table:style-name="CalcResult" table:formula="of:=ROUND([.M89] * ParsecInLY; 4)" office:value-type="float" office:value="18.5376" calcext:value-type="float">
            <text:p>18,5376</text:p>
          </table:table-cell>
          <table:table-cell table:style-name="Calc" office:value-type="string" calcext:value-type="string">
            <text:p>light years</text:p>
          </table:table-cell>
          <table:table-cell table:style-name="Calc" table:number-columns-repeated="2"/>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BoxBottom" table:number-columns-repeated="9"/>
          <table:table-cell table:style-name="InterimResult" table:number-columns-repeated="3"/>
          <table:table-cell table:number-columns-repeated="51"/>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2"/>
          <table:table-cell table:number-columns-repeated="1637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96]; 2)" office:value-type="float" office:value="26.85" calcext:value-type="float">
            <text:p>26,85</text:p>
          </table:table-cell>
          <table:table-cell table:style-name="Calc" office:value-type="string" calcext:value-type="string">
            <text:p>°C or</text:p>
          </table:table-cell>
          <table:table-cell table:style-name="CalcResult" table:formula="of:=ROUND([.I96]; 2)" office:value-type="float" office:value="80.33" calcext:value-type="float">
            <text:p>80,33</text:p>
          </table:table-cell>
          <table:table-cell table:style-name="Calc" office:value-type="string" calcext:value-type="string">
            <text:p>°F</text:p>
          </table:table-cell>
          <table:table-cell table:style-name="InterimResult" table:formula="of:=[.B96] + AbsoluteZero" office:value-type="float" office:value="26.85" calcext:value-type="float">
            <text:p>26,85</text:p>
          </table:table-cell>
          <table:table-cell table:style-name="InterimResult" table:formula="of:=[.B96] * 9 / 5 - 459.67" office:value-type="float" office:value="80.33" calcext:value-type="float">
            <text:p>80,33</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99]; 2)" office:value-type="float" office:value="293.15" calcext:value-type="float">
            <text:p>293,15</text:p>
          </table:table-cell>
          <table:table-cell table:style-name="Calc" office:value-type="string" calcext:value-type="string">
            <text:p>K or</text:p>
          </table:table-cell>
          <table:table-cell table:style-name="CalcResult" table:formula="of:=ROUND([.I99]; 2)" office:value-type="float" office:value="68" calcext:value-type="float">
            <text:p>68</text:p>
          </table:table-cell>
          <table:table-cell table:style-name="Calc" office:value-type="string" calcext:value-type="string">
            <text:p>°F</text:p>
          </table:table-cell>
          <table:table-cell table:style-name="InterimResult" table:formula="of:=[.B99] - AbsoluteZero" office:value-type="float" office:value="293.15" calcext:value-type="float">
            <text:p>293,15</text:p>
          </table:table-cell>
          <table:table-cell table:style-name="InterimResult" table:formula="of:=[.B99] * 9 / 5 + 32" office:value-type="float" office:value="68" calcext:value-type="float">
            <text:p>68</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102]; 2)" office:value-type="float" office:value="26.67" calcext:value-type="float">
            <text:p>26,67</text:p>
          </table:table-cell>
          <table:table-cell table:style-name="Calc" office:value-type="string" calcext:value-type="string">
            <text:p>°C or</text:p>
          </table:table-cell>
          <table:table-cell table:style-name="CalcResult" table:formula="of:=ROUND([.I102]; 2)" office:value-type="float" office:value="299.82" calcext:value-type="float">
            <text:p>299,82</text:p>
          </table:table-cell>
          <table:table-cell table:style-name="Calc" office:value-type="string" calcext:value-type="string">
            <text:p>K</text:p>
          </table:table-cell>
          <table:table-cell table:style-name="InterimResult" table:formula="of:=([.B102] - 32) * 5 / 9" office:value-type="float" office:value="26.6666666666667" calcext:value-type="float">
            <text:p>26,6666666666667</text:p>
          </table:table-cell>
          <table:table-cell table:style-name="InterimResult" table:formula="of:=([.B102] + 459.67) * 5 / 9" office:value-type="float" office:value="299.816666666667" calcext:value-type="float">
            <text:p>299,816666666667</text:p>
          </table:table-cell>
          <table:table-cell table:number-columns-repeated="16375"/>
        </table:table-row>
        <table:table-row table:style-name="ro8">
          <table:table-cell/>
          <table:table-cell table:style-name="CalcBoxBottom" table:number-columns-repeated="6"/>
          <table:table-cell table:style-name="InterimResult" table:number-columns-repeated="2"/>
          <table:table-cell table:number-columns-repeated="16375"/>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108]; 8)" office:value-type="float" office:value="1000" calcext:value-type="float">
            <text:p>1000</text:p>
          </table:table-cell>
          <table:table-cell table:style-name="Calc" office:value-type="string" calcext:value-type="string">
            <text:p>mm or</text:p>
          </table:table-cell>
          <table:table-cell table:style-name="CalcResult" table:formula="of:=ROUND([.I108]; 8)" office:value-type="float" office:value="100" calcext:value-type="float">
            <text:p>100</text:p>
          </table:table-cell>
          <table:table-cell table:style-name="Calc" office:value-type="string" calcext:value-type="string">
            <text:p>cm or</text:p>
          </table:table-cell>
          <table:table-cell table:style-name="InterimResult" table:formula="of:=[.B108] * 1000" office:value-type="float" office:value="1000" calcext:value-type="float">
            <text:p>1000</text:p>
          </table:table-cell>
          <table:table-cell table:style-name="InterimResult" table:formula="of:=[.B108] * 100" office:value-type="float" office:value="100" calcext:value-type="float">
            <text:p>100</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9]; 8)" office:value-type="float" office:value="0.001" calcext:value-type="float">
            <text:p>0,001</text:p>
          </table:table-cell>
          <table:table-cell table:style-name="Calc" office:value-type="string" calcext:value-type="string">
            <text:p>km or</text:p>
          </table:table-cell>
          <table:table-cell table:style-name="CalcResult" table:formula="of:=ROUND([.K109]; 8)" office:value-type="float" office:value="0" calcext:value-type="float">
            <text:p>0</text:p>
          </table:table-cell>
          <table:table-cell table:style-name="Calc" office:value-type="string" calcext:value-type="string">
            <text:p>in or</text:p>
          </table:table-cell>
          <table:table-cell table:style-name="InterimResult" table:formula="of:=[.B108] / 1000" office:value-type="float" office:value="0.001" calcext:value-type="float">
            <text:p>0,001</text:p>
          </table:table-cell>
          <table:table-cell table:style-name="InterimResult" table:formula="of:=[.B108] / InternationalInch" office:value-type="float" office:value="39.3700787401575" calcext:value-type="float">
            <text:p>39,3700787401575</text:p>
          </table:table-cell>
          <table:table-cell table:style-name="InterimResult" table:formula="of:=[.B108] / InternationalFoot" office:value-type="float" office:value="3.28083989501312" calcext:value-type="float">
            <text:p>3,28083989501312</text:p>
          </table:table-cell>
          <table:table-cell table:number-columns-repeated="16374"/>
        </table:table-row>
        <table:table-row table:style-name="ro8">
          <table:table-cell/>
          <table:table-cell table:style-name="Calc" table:number-columns-repeated="2"/>
          <table:table-cell table:style-name="CalcResult" table:formula="of:=ROUND([.J109]; 8)" office:value-type="float" office:value="3.2808399" calcext:value-type="float">
            <text:p>3,2808399</text:p>
          </table:table-cell>
          <table:table-cell table:style-name="Calc" office:value-type="string" calcext:value-type="string">
            <text:p>ft or</text:p>
          </table:table-cell>
          <table:table-cell table:style-name="CalcResult" table:formula="of:=ROUND([.H110]; 8)" office:value-type="float" office:value="1.0936133" calcext:value-type="float">
            <text:p>1,0936133</text:p>
          </table:table-cell>
          <table:table-cell table:style-name="Calc" office:value-type="string" calcext:value-type="string">
            <text:p>yd or</text:p>
          </table:table-cell>
          <table:table-cell table:style-name="InterimResult" table:formula="of:=[.B108] / InternationalYard" office:value-type="float" office:value="1.09361329833771" calcext:value-type="float">
            <text:p>1,09361329833771</text:p>
          </table:table-cell>
          <table:table-cell table:style-name="InterimResult" table:formula="of:=[.B108] / InternationalMile" office:value-type="float" office:value="0.000621371192237334" calcext:value-type="float">
            <text:p>0,000621371192237334</text:p>
          </table:table-cell>
          <table:table-cell table:style-name="InterimResult"/>
          <table:table-cell table:number-columns-repeated="16374"/>
        </table:table-row>
        <table:table-row table:style-name="ro8">
          <table:table-cell/>
          <table:table-cell table:style-name="CalcResult"/>
          <table:table-cell table:style-name="Calc"/>
          <table:table-cell table:style-name="CalcResult" table:formula="of:=ROUND([.I11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114]; 8)" office:value-type="float" office:value="25.4" calcext:value-type="float">
            <text:p>25,4</text:p>
          </table:table-cell>
          <table:table-cell table:style-name="Calc" office:value-type="string" calcext:value-type="string">
            <text:p>mm or</text:p>
          </table:table-cell>
          <table:table-cell table:style-name="CalcResult" table:formula="of:=ROUND([.I114]; 8)" office:value-type="float" office:value="2.54" calcext:value-type="float">
            <text:p>2,54</text:p>
          </table:table-cell>
          <table:table-cell table:style-name="Calc" office:value-type="string" calcext:value-type="string">
            <text:p>cm or</text:p>
          </table:table-cell>
          <table:table-cell table:style-name="InterimResult" table:formula="of:=[.B114] * InternationalInch * 1000" office:value-type="float" office:value="25.4" calcext:value-type="float">
            <text:p>25,4</text:p>
          </table:table-cell>
          <table:table-cell table:style-name="InterimResult" table:formula="of:=[.B114] * InternationalInch * 100" office:value-type="float" office:value="2.54" calcext:value-type="float">
            <text:p>2,5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5]; 8)" office:value-type="float" office:value="0.0254" calcext:value-type="float">
            <text:p>0,0254</text:p>
          </table:table-cell>
          <table:table-cell table:style-name="Calc" office:value-type="string" calcext:value-type="string">
            <text:p>m or</text:p>
          </table:table-cell>
          <table:table-cell table:style-name="CalcResult" table:formula="of:=ROUND([.I115]; 8)" office:value-type="float" office:value="0.0000254" calcext:value-type="float">
            <text:p>0,0000254</text:p>
          </table:table-cell>
          <table:table-cell table:style-name="Calc" office:value-type="string" calcext:value-type="string">
            <text:p>km</text:p>
          </table:table-cell>
          <table:table-cell table:style-name="InterimResult" table:formula="of:=[.B114] * InternationalInch" office:value-type="float" office:value="0.0254" calcext:value-type="float">
            <text:p>0,0254</text:p>
          </table:table-cell>
          <table:table-cell table:style-name="InterimResult" table:formula="of:=[.B114] * InternationalInch / 1000" office:value-type="float" office:value="0.0000254" calcext:value-type="float">
            <text:p>0,000025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117]; 8)" office:value-type="float" office:value="304.8" calcext:value-type="float">
            <text:p>304,8</text:p>
          </table:table-cell>
          <table:table-cell table:style-name="Calc" office:value-type="string" calcext:value-type="string">
            <text:p>mm or</text:p>
          </table:table-cell>
          <table:table-cell table:style-name="CalcResult" table:formula="of:=ROUND([.I117]; 8)" office:value-type="float" office:value="30.48" calcext:value-type="float">
            <text:p>30,48</text:p>
          </table:table-cell>
          <table:table-cell table:style-name="Calc" office:value-type="string" calcext:value-type="string">
            <text:p>cm or</text:p>
          </table:table-cell>
          <table:table-cell table:style-name="InterimResult" table:formula="of:=[.B117] * InternationalFoot * 1000" office:value-type="float" office:value="304.8" calcext:value-type="float">
            <text:p>304,8</text:p>
          </table:table-cell>
          <table:table-cell table:style-name="InterimResult" table:formula="of:=[.B117] * InternationalFoot * 100" office:value-type="float" office:value="30.48" calcext:value-type="float">
            <text:p>30,4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8]; 8)" office:value-type="float" office:value="0.3048" calcext:value-type="float">
            <text:p>0,3048</text:p>
          </table:table-cell>
          <table:table-cell table:style-name="Calc" office:value-type="string" calcext:value-type="string">
            <text:p>m or</text:p>
          </table:table-cell>
          <table:table-cell table:style-name="CalcResult" table:formula="of:=ROUND([.I118]; 8)" office:value-type="float" office:value="0.0003048" calcext:value-type="float">
            <text:p>0,0003048</text:p>
          </table:table-cell>
          <table:table-cell table:style-name="Calc" office:value-type="string" calcext:value-type="string">
            <text:p>km</text:p>
          </table:table-cell>
          <table:table-cell table:style-name="InterimResult" table:formula="of:=[.B117] * InternationalFoot" office:value-type="float" office:value="0.3048" calcext:value-type="float">
            <text:p>0,3048</text:p>
          </table:table-cell>
          <table:table-cell table:style-name="InterimResult" table:formula="of:=[.B117] * InternationalFoot / 1000" office:value-type="float" office:value="0.0003048" calcext:value-type="float">
            <text:p>0,0003048</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120]; 8)" office:value-type="float" office:value="914.4" calcext:value-type="float">
            <text:p>914,4</text:p>
          </table:table-cell>
          <table:table-cell table:style-name="Calc" office:value-type="string" calcext:value-type="string">
            <text:p>mm or</text:p>
          </table:table-cell>
          <table:table-cell table:style-name="CalcResult" table:formula="of:=ROUND([.I120]; 8)" office:value-type="float" office:value="91.44" calcext:value-type="float">
            <text:p>91,44</text:p>
          </table:table-cell>
          <table:table-cell table:style-name="Calc" office:value-type="string" calcext:value-type="string">
            <text:p>cm or</text:p>
          </table:table-cell>
          <table:table-cell table:style-name="InterimResult" table:formula="of:=[.B120] * InternationalYard * 1000" office:value-type="float" office:value="914.4" calcext:value-type="float">
            <text:p>914,4</text:p>
          </table:table-cell>
          <table:table-cell table:style-name="InterimResult" table:formula="of:=[.B120] * InternationalYard * 100" office:value-type="float" office:value="91.44" calcext:value-type="float">
            <text:p>91,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1]; 8)" office:value-type="float" office:value="0.9144" calcext:value-type="float">
            <text:p>0,9144</text:p>
          </table:table-cell>
          <table:table-cell table:style-name="Calc" office:value-type="string" calcext:value-type="string">
            <text:p>m or</text:p>
          </table:table-cell>
          <table:table-cell table:style-name="CalcResult" table:formula="of:=ROUND([.I121]; 8)" office:value-type="float" office:value="0.0009144" calcext:value-type="float">
            <text:p>0,0009144</text:p>
          </table:table-cell>
          <table:table-cell table:style-name="Calc" office:value-type="string" calcext:value-type="string">
            <text:p>km</text:p>
          </table:table-cell>
          <table:table-cell table:style-name="InterimResult" table:formula="of:=[.B120] * InternationalYard" office:value-type="float" office:value="0.9144" calcext:value-type="float">
            <text:p>0,9144</text:p>
          </table:table-cell>
          <table:table-cell table:style-name="InterimResult" table:formula="of:=[.B120] * InternationalYard / 1000" office:value-type="float" office:value="0.0009144" calcext:value-type="float">
            <text:p>0,000914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123]; 8)" office:value-type="float" office:value="1609344" calcext:value-type="float">
            <text:p>1609344</text:p>
          </table:table-cell>
          <table:table-cell table:style-name="Calc" office:value-type="string" calcext:value-type="string">
            <text:p>mm or</text:p>
          </table:table-cell>
          <table:table-cell table:style-name="CalcResult" table:formula="of:=ROUND([.I123]; 8)" office:value-type="float" office:value="160934.4" calcext:value-type="float">
            <text:p>160934,4</text:p>
          </table:table-cell>
          <table:table-cell table:style-name="Calc" office:value-type="string" calcext:value-type="string">
            <text:p>cm or</text:p>
          </table:table-cell>
          <table:table-cell table:style-name="InterimResult" table:formula="of:=[.B123] * InternationalMile * 1000" office:value-type="float" office:value="1609344" calcext:value-type="float">
            <text:p>1609344</text:p>
          </table:table-cell>
          <table:table-cell table:style-name="InterimResult" table:formula="of:=[.B123] * InternationalMile * 1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4]; 8)" office:value-type="float" office:value="1609.344" calcext:value-type="float">
            <text:p>1609,344</text:p>
          </table:table-cell>
          <table:table-cell table:style-name="Calc" office:value-type="string" calcext:value-type="string">
            <text:p>m or</text:p>
          </table:table-cell>
          <table:table-cell table:style-name="CalcResult" table:formula="of:=ROUND([.I124]; 8)" office:value-type="float" office:value="1.609344" calcext:value-type="float">
            <text:p>1,609344</text:p>
          </table:table-cell>
          <table:table-cell table:style-name="Calc" office:value-type="string" calcext:value-type="string">
            <text:p>km</text:p>
          </table:table-cell>
          <table:table-cell table:style-name="InterimResult" table:formula="of:=[.B123] * InternationalMile" office:value-type="float" office:value="1609.344" calcext:value-type="float">
            <text:p>1609,344</text:p>
          </table:table-cell>
          <table:table-cell table:style-name="InterimResult" table:formula="of:=[.B123] * InternationalMile / 10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130]; 8)" office:value-type="float" office:value="10000" calcext:value-type="float">
            <text:p>10000</text:p>
          </table:table-cell>
          <table:table-cell table:style-name="Calc" office:value-type="string" calcext:value-type="string">
            <text:p>cm² or</text:p>
          </table:table-cell>
          <table:table-cell table:style-name="CalcResult" table:formula="of:=ROUND([.I130]; 8)" office:value-type="float" office:value="0.000001" calcext:value-type="float">
            <text:p>0,000001</text:p>
          </table:table-cell>
          <table:table-cell table:style-name="Calc" office:value-type="string" calcext:value-type="string">
            <text:p>km² or</text:p>
          </table:table-cell>
          <table:table-cell table:style-name="InterimResult" table:formula="of:=[.B130] * 100^2" office:value-type="float" office:value="10000" calcext:value-type="float">
            <text:p>10000</text:p>
          </table:table-cell>
          <table:table-cell table:style-name="InterimResult" table:formula="of:=[.B130] / 1000^2" office:value-type="float" office:value="0.000001" calcext:value-type="float">
            <text:p>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1]; 8)" office:value-type="float" office:value="10.76386755" calcext:value-type="float">
            <text:p>10,76386755</text:p>
          </table:table-cell>
          <table:table-cell table:style-name="Calc" office:value-type="string" calcext:value-type="string">
            <text:p>sq ft or</text:p>
          </table:table-cell>
          <table:table-cell table:style-name="CalcResult" table:formula="of:=ROUND([.I131]; 8)" office:value-type="float" office:value="0.0002471" calcext:value-type="float">
            <text:p>0,0002471</text:p>
          </table:table-cell>
          <table:table-cell table:style-name="Calc" office:value-type="string" calcext:value-type="string">
            <text:p>acre or</text:p>
          </table:table-cell>
          <table:table-cell table:style-name="InterimResult" table:formula="of:=[.B130] / SquareFoot" office:value-type="float" office:value="10.7638675480265" calcext:value-type="float">
            <text:p>10,7638675480265</text:p>
          </table:table-cell>
          <table:table-cell table:style-name="InterimResult" table:formula="of:=[.B130] / Acre" office:value-type="float" office:value="0.000247104369225325" calcext:value-type="float">
            <text:p>0,000247104369225325</text:p>
          </table:table-cell>
          <table:table-cell table:style-name="InterimResult" table:formula="of:=[.B130] / SquareMile" office:value-type="float" office:value="0.000000386102158542446" calcext:value-type="float">
            <text:p>3,86102158542446E-07</text:p>
          </table:table-cell>
          <table:table-cell table:number-columns-repeated="16374"/>
        </table:table-row>
        <table:table-row table:style-name="ro8">
          <table:table-cell/>
          <table:table-cell table:style-name="CalcResult"/>
          <table:table-cell table:style-name="Calc"/>
          <table:table-cell table:style-name="CalcResult" table:formula="of:=ROUND([.J131];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135]; 8)" office:value-type="float" office:value="929.0341" calcext:value-type="float">
            <text:p>929,0341</text:p>
          </table:table-cell>
          <table:table-cell table:style-name="Calc" office:value-type="string" calcext:value-type="string">
            <text:p>cm² or</text:p>
          </table:table-cell>
          <table:table-cell table:style-name="CalcResult" table:formula="of:=ROUND([.I135]; 8)" office:value-type="float" office:value="0.09290341" calcext:value-type="float">
            <text:p>0,09290341</text:p>
          </table:table-cell>
          <table:table-cell table:style-name="Calc" office:value-type="string" calcext:value-type="string">
            <text:p>m² or</text:p>
          </table:table-cell>
          <table:table-cell table:style-name="InterimResult" table:formula="of:=[.B135] * SquareFoot * 100^2" office:value-type="float" office:value="929.0341" calcext:value-type="float">
            <text:p>929,0341</text:p>
          </table:table-cell>
          <table:table-cell table:style-name="InterimResult" table:formula="of:=[.B135] * SquareFoot" office:value-type="float" office:value="0.09290341" calcext:value-type="float">
            <text:p>0,0929034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6];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135] * SquareFoot / 1000^2" office:value-type="float" office:value="0.00000009290341" calcext:value-type="float">
            <text:p>0,0000000929034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138]; 8)" office:value-type="float" office:value="40468730" calcext:value-type="float">
            <text:p>40468730</text:p>
          </table:table-cell>
          <table:table-cell table:style-name="Calc" office:value-type="string" calcext:value-type="string">
            <text:p>cm² or</text:p>
          </table:table-cell>
          <table:table-cell table:style-name="CalcResult" table:formula="of:=ROUND([.I138]; 8)" office:value-type="float" office:value="4046.873" calcext:value-type="float">
            <text:p>4046,873</text:p>
          </table:table-cell>
          <table:table-cell table:style-name="Calc" office:value-type="string" calcext:value-type="string">
            <text:p>m² or</text:p>
          </table:table-cell>
          <table:table-cell table:style-name="InterimResult" table:formula="of:=[.B138] * Acre * 100^2" office:value-type="float" office:value="40468730" calcext:value-type="float">
            <text:p>40468730</text:p>
          </table:table-cell>
          <table:table-cell table:style-name="InterimResult" table:formula="of:=[.B138] * Acre" office:value-type="float" office:value="4046.873" calcext:value-type="float">
            <text:p>4046,873</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138] * Acre / 1000^2" office:value-type="float" office:value="0.004046873" calcext:value-type="float">
            <text:p>0,004046873</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14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14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141] * SquareMile * 100^2" office:value-type="float" office:value="25899881103.36" calcext:value-type="float">
            <text:p>25899881103,36</text:p>
          </table:table-cell>
          <table:table-cell table:style-name="InterimResult" table:formula="of:=[.B141] * SquareMile" office:value-type="float" office:value="2589988.110336" calcext:value-type="float">
            <text:p>2589988,110336</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141] * SquareMile / 1000^2" office:value-type="float" office:value="2.589988110336" calcext:value-type="float">
            <text:p>2,589988110336</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148]; 8)" office:value-type="float" office:value="1000" calcext:value-type="float">
            <text:p>1000</text:p>
          </table:table-cell>
          <table:table-cell table:style-name="Calc" office:value-type="string" calcext:value-type="string">
            <text:p>l or</text:p>
          </table:table-cell>
          <table:table-cell table:style-name="CalcResult" table:formula="of:=ROUND([.I148]; 8)" office:value-type="float" office:value="0" calcext:value-type="float">
            <text:p>0</text:p>
          </table:table-cell>
          <table:table-cell table:style-name="Calc" office:value-type="string" calcext:value-type="string">
            <text:p>km³ or</text:p>
          </table:table-cell>
          <table:table-cell table:style-name="InterimResult" table:formula="of:=[.B148] * 10^3" office:value-type="float" office:value="1000" calcext:value-type="float">
            <text:p>1000</text:p>
          </table:table-cell>
          <table:table-cell table:style-name="InterimResult" table:formula="of:=[.B148] / 1000^3" office:value-type="float" office:value="0.000000001" calcext:value-type="float">
            <text:p>0,00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149]; 8)" office:value-type="float" office:value="35.31466672" calcext:value-type="float">
            <text:p>35,31466672</text:p>
          </table:table-cell>
          <table:table-cell table:style-name="Calc" office:value-type="string" calcext:value-type="string">
            <text:p>cu ft or</text:p>
          </table:table-cell>
          <table:table-cell table:style-name="InterimResult" table:formula="of:=[.B148] / CubicInch" office:value-type="float" office:value="61023.7440947323" calcext:value-type="float">
            <text:p>61023,7440947323</text:p>
          </table:table-cell>
          <table:table-cell table:style-name="InterimResult" table:formula="of:=[.B148] / CubicFoot" office:value-type="float" office:value="35.3146667214886" calcext:value-type="float">
            <text:p>35,3146667214886</text:p>
          </table:table-cell>
          <table:table-cell table:style-name="InterimResult" table:formula="of:=[.B148] / CubicMile" office:value-type="float" office:value="0.000000000239912758578928" calcext:value-type="float">
            <text:p>2,39912758578928E-10</text:p>
          </table:table-cell>
          <table:table-cell table:number-columns-repeated="16374"/>
        </table:table-row>
        <table:table-row table:style-name="ro8">
          <table:table-cell/>
          <table:table-cell table:style-name="CalcResult"/>
          <table:table-cell table:style-name="Calc"/>
          <table:table-cell table:style-name="CalcResult" table:formula="of:=ROUND([.J14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53]; 8)" office:value-type="float" office:value="0.01638706" calcext:value-type="float">
            <text:p>0,01638706</text:p>
          </table:table-cell>
          <table:table-cell table:style-name="Calc" office:value-type="string" calcext:value-type="string">
            <text:p>l or</text:p>
          </table:table-cell>
          <table:table-cell table:style-name="CalcResult" table:formula="of:=ROUND([.I153]; 8)" office:value-type="float" office:value="0.00001639" calcext:value-type="float">
            <text:p>0,00001639</text:p>
          </table:table-cell>
          <table:table-cell table:style-name="Calc" office:value-type="string" calcext:value-type="string">
            <text:p>m³ or</text:p>
          </table:table-cell>
          <table:table-cell table:style-name="InterimResult" table:formula="of:=[.B153] * CubicInch * 1000" office:value-type="float" office:value="0.016387064" calcext:value-type="float">
            <text:p>0,016387064</text:p>
          </table:table-cell>
          <table:table-cell table:style-name="InterimResult" table:formula="of:=[.B153] * CubicInch" office:value-type="float" office:value="0.000016387064" calcext:value-type="float">
            <text:p>0,00001638706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53] * CubicInch / 1000^3" office:value-type="float" office:value="0.000000000000016387064" calcext:value-type="float">
            <text:p>1,6387064E-14</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56]; 8)" office:value-type="float" office:value="28.31684659" calcext:value-type="float">
            <text:p>28,31684659</text:p>
          </table:table-cell>
          <table:table-cell table:style-name="Calc" office:value-type="string" calcext:value-type="string">
            <text:p>l or</text:p>
          </table:table-cell>
          <table:table-cell table:style-name="CalcResult" table:formula="of:=ROUND([.I156]; 8)" office:value-type="float" office:value="0.02831685" calcext:value-type="float">
            <text:p>0,02831685</text:p>
          </table:table-cell>
          <table:table-cell table:style-name="Calc" office:value-type="string" calcext:value-type="string">
            <text:p>m³ or</text:p>
          </table:table-cell>
          <table:table-cell table:style-name="InterimResult" table:formula="of:=[.B156] * CubicFoot * 1000" office:value-type="float" office:value="28.316846592" calcext:value-type="float">
            <text:p>28,316846592</text:p>
          </table:table-cell>
          <table:table-cell table:style-name="InterimResult" table:formula="of:=[.B156] * CubicFoot" office:value-type="float" office:value="0.028316846592" calcext:value-type="float">
            <text:p>0,028316846592</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56] * CubicFoot / 1000^3" office:value-type="float" office:value="0.000000000028316846592" calcext:value-type="float">
            <text:p>2,8316846592E-1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5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5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59] * CubicMile * 1000" office:value-type="float" office:value="4168181825440.58" calcext:value-type="float">
            <text:p>4168181825440,58</text:p>
          </table:table-cell>
          <table:table-cell table:style-name="InterimResult" table:formula="of:=[.B159] * CubicMile" office:value-type="float" office:value="4168181825.44058" calcext:value-type="float">
            <text:p>4168181825,4405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59] * CubicMile / 1000^3" office:value-type="float" office:value="4.16818182544058" calcext:value-type="float">
            <text:p>4,16818182544058</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66]; 8)" office:value-type="float" office:value="1000" calcext:value-type="float">
            <text:p>1000</text:p>
          </table:table-cell>
          <table:table-cell table:style-name="Calc" office:value-type="string" calcext:value-type="string">
            <text:p>g or</text:p>
          </table:table-cell>
          <table:table-cell table:style-name="CalcResult" table:formula="of:=ROUND([.I166]; 8)" office:value-type="float" office:value="0.001" calcext:value-type="float">
            <text:p>0,001</text:p>
          </table:table-cell>
          <table:table-cell table:style-name="Calc" office:value-type="string" calcext:value-type="string">
            <text:p>t or</text:p>
          </table:table-cell>
          <table:table-cell table:style-name="InterimResult" table:formula="of:=[.B166] * 1000" office:value-type="float" office:value="1000" calcext:value-type="float">
            <text:p>1000</text:p>
          </table:table-cell>
          <table:table-cell table:style-name="InterimResult" table:formula="of:=[.B166] / 1000" office:value-type="float" office:value="0.001" calcext:value-type="float">
            <text:p>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7]; 8)" office:value-type="float" office:value="35.27396195" calcext:value-type="float">
            <text:p>35,27396195</text:p>
          </table:table-cell>
          <table:table-cell table:style-name="Calc" office:value-type="string" calcext:value-type="string">
            <text:p>oz or</text:p>
          </table:table-cell>
          <table:table-cell table:style-name="CalcResult" table:formula="of:=ROUND([.I167]; 8)" office:value-type="float" office:value="2.20462262" calcext:value-type="float">
            <text:p>2,20462262</text:p>
          </table:table-cell>
          <table:table-cell table:style-name="Calc" office:value-type="string" calcext:value-type="string">
            <text:p>lbs or</text:p>
          </table:table-cell>
          <table:table-cell table:style-name="InterimResult" table:formula="of:=[.B166] / Ounce" office:value-type="float" office:value="35.2739619495804" calcext:value-type="float">
            <text:p>35,2739619495804</text:p>
          </table:table-cell>
          <table:table-cell table:style-name="InterimResult" table:formula="of:=[.B166] / Pound" office:value-type="float" office:value="2.20462262184878" calcext:value-type="float">
            <text:p>2,20462262184878</text:p>
          </table:table-cell>
          <table:table-cell table:style-name="InterimResult" table:formula="of:=[.B166] / Ton" office:value-type="float" office:value="0.00110231131092439" calcext:value-type="float">
            <text:p>0,00110231131092439</text:p>
          </table:table-cell>
          <table:table-cell table:number-columns-repeated="16374"/>
        </table:table-row>
        <table:table-row table:style-name="ro8">
          <table:table-cell/>
          <table:table-cell table:style-name="CalcResult"/>
          <table:table-cell table:style-name="Calc"/>
          <table:table-cell table:style-name="CalcResult" table:formula="of:=ROUND([.J16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71]; 8)" office:value-type="float" office:value="28.34952313" calcext:value-type="float">
            <text:p>28,34952313</text:p>
          </table:table-cell>
          <table:table-cell table:style-name="Calc" office:value-type="string" calcext:value-type="string">
            <text:p>g or</text:p>
          </table:table-cell>
          <table:table-cell table:style-name="CalcResult" table:formula="of:=ROUND([.I171]; 8)" office:value-type="float" office:value="0.02834952" calcext:value-type="float">
            <text:p>0,02834952</text:p>
          </table:table-cell>
          <table:table-cell table:style-name="Calc" office:value-type="string" calcext:value-type="string">
            <text:p>kg or</text:p>
          </table:table-cell>
          <table:table-cell table:style-name="InterimResult" table:formula="of:=[.B171] * Ounce * 1000" office:value-type="float" office:value="28.349523125" calcext:value-type="float">
            <text:p>28,349523125</text:p>
          </table:table-cell>
          <table:table-cell table:style-name="InterimResult" table:formula="of:=[.B171] * Ounce" office:value-type="float" office:value="0.028349523125" calcext:value-type="float">
            <text:p>0,028349523125</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72];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71] * Ounce / 1000" office:value-type="float" office:value="0.000028349523125" calcext:value-type="float">
            <text:p>0,000028349523125</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74]; 8)" office:value-type="float" office:value="453.59237" calcext:value-type="float">
            <text:p>453,59237</text:p>
          </table:table-cell>
          <table:table-cell table:style-name="Calc" office:value-type="string" calcext:value-type="string">
            <text:p>g or</text:p>
          </table:table-cell>
          <table:table-cell table:style-name="CalcResult" table:formula="of:=ROUND([.I174]; 8)" office:value-type="float" office:value="0.45359237" calcext:value-type="float">
            <text:p>0,45359237</text:p>
          </table:table-cell>
          <table:table-cell table:style-name="Calc" office:value-type="string" calcext:value-type="string">
            <text:p>kg or</text:p>
          </table:table-cell>
          <table:table-cell table:style-name="InterimResult" table:formula="of:=[.B174] * Pound * 1000" office:value-type="float" office:value="453.59237" calcext:value-type="float">
            <text:p>453,59237</text:p>
          </table:table-cell>
          <table:table-cell table:style-name="InterimResult" table:formula="of:=[.B174] * Pound" office:value-type="float" office:value="0.45359237" calcext:value-type="float">
            <text:p>0,45359237</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7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74] * Pound / 1000" office:value-type="float" office:value="0.00045359237" calcext:value-type="float">
            <text:p>0,00045359237</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77]; 8)" office:value-type="float" office:value="907184.74" calcext:value-type="float">
            <text:p>907184,74</text:p>
          </table:table-cell>
          <table:table-cell table:style-name="Calc" office:value-type="string" calcext:value-type="string">
            <text:p>g or</text:p>
          </table:table-cell>
          <table:table-cell table:style-name="CalcResult" table:formula="of:=ROUND([.I177]; 8)" office:value-type="float" office:value="907.18474" calcext:value-type="float">
            <text:p>907,18474</text:p>
          </table:table-cell>
          <table:table-cell table:style-name="Calc" office:value-type="string" calcext:value-type="string">
            <text:p>kg or</text:p>
          </table:table-cell>
          <table:table-cell table:style-name="InterimResult" table:formula="of:=[.B177] * Ton * 1000" office:value-type="float" office:value="907184.74" calcext:value-type="float">
            <text:p>907184,74</text:p>
          </table:table-cell>
          <table:table-cell table:style-name="InterimResult" table:formula="of:=[.B177] * Ton" office:value-type="float" office:value="907.18474" calcext:value-type="float">
            <text:p>907,1847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7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77] * Ton / 1000" office:value-type="float" office:value="0.90718474" calcext:value-type="float">
            <text:p>0,90718474</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sult" table:formula="of:=[.F187]" office:value-type="float" office:value="200" calcext:value-type="float">
            <text:p>200</text:p>
          </table:table-cell>
          <table:table-cell table:style-name="Calc" office:value-type="string" calcext:value-type="string">
            <text:p>, or scientific:</text:p>
          </table:table-cell>
          <table:table-cell table:style-name="CalcResultScientific" table:formula="of:=[.F187]" office:value-type="float" office:value="200" calcext:value-type="float">
            <text:p>2,00E+02</text:p>
          </table:table-cell>
          <table:table-cell table:style-name="Calc"/>
          <table:table-cell table:style-name="InterimResult" table:formula="of:=COM.MICROSOFT.IFS([.C184] = &quot;+&quot;; [.B184] + [.D184]; [.C184] = &quot;-&quot;; [.B184] - [.D184]; [.C184] = &quot;*&quot;; [.B184] * [.D184]; [.C184] = &quot;/&quot;; [.B184] / [.D184]; [.C184] = &quot;^&quot;; [.B184] ^ [.D184])" office:value-type="float" office:value="200" calcext:value-type="float">
            <text:p>200</text:p>
          </table:table-cell>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4" table:number-rows-repeated="1048385">
          <table:table-cell table:number-columns-repeated="16384"/>
        </table:table-row>
        <table:table-row table:style-name="ro4">
          <table:table-cell table:number-columns-repeated="1638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oluteMagnitude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oluteMagnitude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7.78" calcext:value-type="float">
            <text:p>57,7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2, 231" calcext:value-type="string">
            <text:p>255, 242, 231</text:p>
          </table:table-cell>
          <table:table-cell table:style-name="Calc"/>
          <table:table-cell table:style-name="InterimResult" table:formula="of:=IF([.E35] &lt;= 66; 99.4708025861 * LN([.E35]) - 161.1195681661; 288.1221695283 * (([.E35] - 60)^-0.0755148492))" office:value-type="float" office:value="242.397936514379" calcext:value-type="float">
            <text:p>242,397936514379</text:p>
          </table:table-cell>
          <table:table-cell table:style-name="InterimResult" table:formula="of:=COM.MICROSOFT.IFS([.E38] &lt; 0; 0; [.E38] &gt; 255; 255; [.E38]; [.E38])" office:value-type="float" office:value="242.397936514379" calcext:value-type="float">
            <text:p>242,397936514379</text:p>
          </table:table-cell>
          <table:table-cell table:style-name="InterimResult" table:formula="of:=IFERROR([.F38]; 0)" office:value-type="float" office:value="242.397936514379" calcext:value-type="float">
            <text:p>242,397936514379</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2E7" calcext:value-type="string">
            <text:p>#FFF2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21" table:formula="of:=[.C36]" office:value-type="float" office:value="5778" calcext:value-type="float">
            <text:p/>
          </table:table-cell>
          <table:table-cell table:style-name="Calc"/>
          <table:table-cell table:style-name="InterimResult" table:formula="of:=IF([.E35] &gt;= 66; 255; 138.5177312231 * LN([.E35] - 10) - 305.0447927307)" office:value-type="float" office:value="230.548856095999" calcext:value-type="float">
            <text:p>230,548856095999</text:p>
          </table:table-cell>
          <table:table-cell table:style-name="InterimResult" table:formula="of:=COM.MICROSOFT.IFS([.E40] &lt; 0; 0; [.E40] &gt; 255; 255; [.E40]; [.E40])" office:value-type="float" office:value="230.548856095999" calcext:value-type="float">
            <text:p>230,548856095999</text:p>
          </table:table-cell>
          <table:table-cell table:style-name="InterimResult" table:formula="of:=IFERROR([.F40]; 0)" office:value-type="float" office:value="230.548856095999" calcext:value-type="float">
            <text:p>230,548856095999</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oluteMagnitude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nomical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22"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23"/>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ThresholdBrownDwarf; 0; [.C68] &lt;= ThresholdStar;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ThresholdBrownDwarf; &quot;Planet&quot;; [.C68] &lt;= ThresholdStar; &quot;Brown dwarf&quot;; [.C69] &lt;= [.E73]; &quot;Star&quot;; [.C68] &gt;= LimitBlackHole; &quot;Black hole&quot;; [.C68] &gt;= LimitNeutronStar; &quot;Neutron star&quot;; [.C68] &lt; LimitNeutronStar; &quot;White dwarf&quot;)" office:value-type="string" office:string-value="Star" calcext:value-type="string">
            <text:p>Star</text:p>
          </table:table-cell>
          <table:table-cell table:style-name="InterimResult" table:formula="of:=MassSun / MassJupiter"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wind</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5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5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FIXED([.C85] * AstronomicalUnit; 0)" office:value-type="string" office:string-value="149.597.870.700" calcext:value-type="string">
            <text:p>149.597.870.700</text:p>
          </table:table-cell>
          <table:table-cell table:style-name="Calc" office:value-type="string" calcext:value-type="string">
            <text:p>km</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SW energy at planet:</text:p>
          </table:table-cell>
          <table:table-cell table:style-name="ce24"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MassLossSun" office:value-type="float" office:value="4289000467.05297" calcext:value-type="float">
            <text:p>4289000467,05297</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ce25"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nomicalUnit" office:value-type="float" office:value="0.0668458712226845" calcext:value-type="float">
            <text:p>0,066845871222684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MassSun) + ([.C100] * MassSun))))"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65">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assMoon"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MassEarth"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MassJupiter"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MassSun"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e26" table:formula="of:=MassEarth" office:value-type="float" office:value="5.97219E+024" calcext:value-type="float">
            <text:p>5,9722E+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assMoon"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MassEarth"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MassJupiter"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MassSun"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table:formula="of:=DensityEarth" office:value-type="float" office:value="5.514" calcext:value-type="float">
            <text:p>5,514</text:p>
          </table:table-cell>
          <table:table-cell table:style-name="Calc" table:formula="of:=CONCATENATE(&quot;g/cm³; Earth: &quot;; DensityEarth)"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RadiusEarth; 2)" office:value-type="string" office:string-value="1,00" calcext:value-type="string">
            <text:p>1,00</text:p>
          </table:table-cell>
          <table:table-cell table:style-name="Calc" office:value-type="string" calcext:value-type="string">
            <text:p>× ⊕</text:p>
          </table:table-cell>
          <table:table-cell table:style-name="InterimResult" table:formula="of:=((3 * [.C25] * MassEarth)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MassEarth)) / ([.G28]^2)" office:value-type="float" office:value="9.82095775743167" calcext:value-type="float">
            <text:p>9,82095775743167</text:p>
          </table:table-cell>
          <table:table-cell table:style-name="InterimResult" table:formula="of:=[.G29] / GravityEarth"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scapeVelocityEarth;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MassEarth))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table:formula="of:=DensityMoon" office:value-type="float" office:value="3.344" calcext:value-type="float">
            <text:p>3,344</text:p>
          </table:table-cell>
          <table:table-cell table:style-name="Calc" table:formula="of:=CONCATENATE(&quot;g/cm³; Moon: &quot;; DensityMoon)"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nomical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MassSun)))"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MassEarth) / (3 * [.C42] * MassSun))^(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table:formula="of:=ROUND(MassSun / MassEarth; 0)" office:value-type="float" office:value="332943" calcext:value-type="float">
            <text:p>332943</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2116495428" calcext:value-type="float">
            <text:p>5,05E-07</text:p>
          </table:table-cell>
          <table:table-cell table:style-name="Calc" office:value-type="string" calcext:value-type="string">
            <text:p>m/s²</text:p>
          </table:table-cell>
          <table:table-cell table:style-name="InterimResult" table:formula="of:=GravitationalConstant * ([.C58] * MassEarth) * (([.C67] * 2 * 1000) / ([.C59] * 1000)^3)" office:value-type="float" office:value="0.000000505092116495428" calcext:value-type="float">
            <text:p>5,05092116495428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table:formula="of:=ROUND(MassMoon / MassEarth; 8)" office:value-type="float" office:value="0.01229365" calcext:value-type="float">
            <text:p>0,01229365</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27828229915" calcext:value-type="float">
            <text:p>1,10E-06</text:p>
          </table:table-cell>
          <table:table-cell table:style-name="Calc" office:value-type="string" calcext:value-type="string">
            <text:p>m/s²</text:p>
          </table:table-cell>
          <table:table-cell table:style-name="InterimResult" table:formula="of:=GravitationalConstant * ([.C62] * MassEarth) * (([.C67] * 2 * 1000) / ([.C63] * 1000)^3)" office:value-type="float" office:value="0.00000109927828229915" calcext:value-type="float">
            <text:p>1,09927828229915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table:formula="of:=ABS(RadiusEarth)"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37039879458" calcext:value-type="float">
            <text:p>1,60E-06</text:p>
          </table:table-cell>
          <table:table-cell table:style-name="Calc" office:value-type="string" calcext:value-type="string">
            <text:p>m/s²</text:p>
          </table:table-cell>
          <table:table-cell table:style-name="InterimResult" table:formula="of:=[.E60] + [.E64]" office:value-type="float" office:value="0.00000160437039879458" calcext:value-type="float">
            <text:p>1,60437039879458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TidalForceSunEarth + TidalForceMoonEarth)" office:value-type="float" office:value="0.999999943703953" calcext:value-type="float">
            <text:p>0,9999999437039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DensityAir)"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oluteMagnitude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oluteMagnitude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nomical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table:formula="of:=AlbedoEarth"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table:formula="of:=AtmosphericAbsorptionEarth"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nomical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nomical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nomical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nomical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nomical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inationDirectSun / IlluminationFullMoon)" office:value-type="float" office:value="400000" calcext:value-type="float">
            <text:p>400000</text:p>
          </table:table-cell>
          <table:table-cell table:style-name="InterimResult" table:formula="of:=[.G130] * (IlluminationDirectSun / Illumination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inationDirectSun / IlluminationSunset)" office:value-type="float" office:value="250" calcext:value-type="float">
            <text:p>250</text:p>
          </table:table-cell>
          <table:table-cell table:style-name="InterimResult" table:formula="of:=[.G130] * (IlluminationDirectSun / Illumination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ualMagnitude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table:formula="of:=ABS(RadiusEarth)"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4" calcext:value-type="float">
            <text:p>54,0837647312764</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table:formula="of:=ABS(SemiMajorAxisMoon)"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table:formula="of:=ABS(RadiusMoon)"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table:formula="of:=AlbedoMoon"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4" calcext:value-type="float">
            <text:p>0,518108241797524</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ularDiameterMoon / 60)" office:value-type="float" office:value="0.999887246955658" calcext:value-type="float">
            <text:p>0,999887246955658</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ularDiameter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inationFullMoon" office:value-type="float" office:value="0.249943626656141" calcext:value-type="float">
            <text:p>0,249943626656141</text:p>
          </table:table-cell>
          <table:table-cell table:style-name="InterimResult" table:formula="of:=VisualMagnitude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ularDiameterMoon / 60 / 2)^2) * ([.C11] / AlbedoMoon) * [.C12]" office:value-type="float" office:value="0.999774506624565" calcext:value-type="float">
            <text:p>0,999774506624565</text:p>
          </table:table-cell>
          <table:table-cell table:style-name="InterimResult" table:formula="of:=[.G18] / (IlluminationStreetLight / Illumination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inationSunset / IlluminationFullMoon)" office:value-type="float" office:value="0.000624859066640353" calcext:value-type="float">
            <text:p>0,000624859066640353</text:p>
          </table:table-cell>
          <table:table-cell table:style-name="InterimResult" table:formula="of:=[.G18] / (IlluminationDaylight / Illumination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MassEarth)))"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table:formula="of:=ROUND(MassJupiter / MassEarth; 2)" office:value-type="float" office:value="317.83" calcext:value-type="float">
            <text:p>317,83</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table:formula="of:=DensityJupiter"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table:formula="of:=DensityEarth"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4" calcext:value-type="string">
            <text:p>69.914</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MassEarth) / (4 * PI() * ([.C43] * 1000)))^(1 / 3)" office:value-type="float" office:value="69914210.3468675" calcext:value-type="float">
            <text:p>69914210,3468675</text:p>
          </table:table-cell>
          <table:table-cell table:style-name="InterimResult" table:formula="of:=((3 * [.F42] * MassEarth)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81" calcext:value-type="string">
            <text:p>54.781</text:p>
          </table:table-cell>
          <table:table-cell table:style-name="Calc" office:value-type="string" calcext:value-type="string">
            <text:p>km (rigid)</text:p>
          </table:table-cell>
          <table:table-cell table:style-name="InterimResult" table:formula="of:=SQRT((4 * PI()^2 * ([.C46] * AstronomicalUnit)^3) / (GravitationalConstant * ([.C39] * MassSun)))"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80785.5948992" calcext:value-type="float">
            <text:p>54780785,5948992</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3.155" calcext:value-type="string">
            <text:p>10.213.155</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nomicalUnit) * (([.C42] * MassEarth) / (3 * [.C39] * MassSun))^(1 / 3)" office:value-type="float" office:value="10213154700.0047" calcext:value-type="float">
            <text:p>10213154700,0047</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2" calcext:value-type="string">
            <text:p>133.042</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MassEarth)))" office:value-type="float" office:value="133041.711472281" calcext:value-type="float">
            <text:p>133041,711472281</text:p>
          </table:table-cell>
          <table:table-cell table:style-name="InterimResult" table:formula="of:=[.H51] - ([.H52] * SecondsInYear)" office:value-type="float" office:value="133041.711472281" calcext:value-type="float">
            <text:p>133041,711472281</text:p>
          </table:table-cell>
          <table:table-cell table:style-name="InterimResult" table:formula="of:=[.I51] - ([.I52] * 86400)" office:value-type="float" office:value="46641.711472281" calcext:value-type="float">
            <text:p>46641,711472281</text:p>
          </table:table-cell>
          <table:table-cell table:style-name="InterimResult" table:formula="of:=[.J51] - ([.J52] * 3600)" office:value-type="float" office:value="3441.71147228102" calcext:value-type="float">
            <text:p>3441,71147228102</text:p>
          </table:table-cell>
          <table:table-cell table:style-name="InterimResult" table:formula="of:=[.K51] - ([.K52] * 60)" office:value-type="float" office:value="21.711472281022" calcext:value-type="float">
            <text:p>21,711472281022</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1s" calcext:value-type="string">
            <text:p>0a 1d 12h 57m 21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98441035119"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1" calcext:value-type="float">
            <text:p>21</text:p>
          </table:table-cell>
          <table:table-cell table:style-name="InterimResult" table:formula="of:=GravitationalConstant * ([.C42] * MassEarth) * (([.F44] * 2 * 1000) / ([.F46] * 1000)^3)" office:value-type="float" office:value="0.0284198441035119" calcext:value-type="float">
            <text:p>0,0284198441035119</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4.0157" calcext:value-type="float">
            <text:p>17714,0157</text:p>
          </table:table-cell>
          <table:table-cell table:style-name="Calc" office:value-type="string" calcext:value-type="string">
            <text:p>× ⊕</text:p>
          </table:table-cell>
          <table:table-cell table:style-name="InterimResult" table:number-columns-repeated="5"/>
          <table:table-cell table:style-name="InterimResult" table:formula="of:=[.M52] / (TidalForceSunEarth + TidalForceMoonEarth)" office:value-type="float" office:value="17714.0157440825" calcext:value-type="float">
            <text:p>17714,015744082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89385897993" calcext:value-type="float">
            <text:p>0,0250889385897993</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nomicalUnit)^2 * StefanBoltzmannConstant))^(1 / 4)" office:value-type="float" office:value="183.758916117082" calcext:value-type="float">
            <text:p>183,758916117082</text:p>
          </table:table-cell>
          <table:table-cell table:style-name="InterimResult" table:formula="of:=((1 - AlbedoMoon) * ([.F39] * LuminositySun) / (16 * PI() * ([.C46] * Astronomical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MassSun)"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MassSun)"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MassSun)^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1637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1637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1637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1637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1637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1637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MassISS" office:value-type="float" office:value="1151079136690.65" calcext:value-type="float">
            <text:p>1151079136690,65</text:p>
          </table:table-cell>
          <table:table-cell table:style-name="InterimResult" table:formula="of:=[.G28] / MassAircraftCarrier" office:value-type="float" office:value="5228758169.93464" calcext:value-type="float">
            <text:p>5228758169,93464</text:p>
          </table:table-cell>
          <table:table-cell table:number-columns-repeated="1637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MassGizaPyramid" office:value-type="float" office:value="81355932.2033898" calcext:value-type="float">
            <text:p>81355932,2033898</text:p>
          </table:table-cell>
          <table:table-cell table:style-name="InterimResult" table:formula="of:=[.G28] / MassHalleysComet" office:value-type="float" office:value="2181.81818181818" calcext:value-type="float">
            <text:p>2181,81818181818</text:p>
          </table:table-cell>
          <table:table-cell table:number-columns-repeated="1637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MassCeres" office:value-type="float" office:value="0.000511536207172164" calcext:value-type="float">
            <text:p>0,000511536207172164</text:p>
          </table:table-cell>
          <table:table-cell table:style-name="InterimResult" table:formula="of:=[.C28] / MassMoon" office:value-type="float" office:value="0.00000653772813947153" calcext:value-type="float">
            <text:p>6,53772813947153E-06</text:p>
          </table:table-cell>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EnergyDensityNeutronium" office:value-type="float" office:value="5E+028" calcext:value-type="float">
            <text:p>5E+028</text:p>
          </table:table-cell>
          <table:table-cell table:style-name="InterimResult"/>
          <table:table-cell table:number-columns-repeated="1637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1637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1637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1637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20"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1637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1637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1637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1637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1637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1637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DensityAir)^(-(1 / 5))" office:value-type="float" office:value="806.661105891973" calcext:value-type="float">
            <text:p>806,661105891973</text:p>
          </table:table-cell>
          <table:table-cell table:style-name="InterimResult"/>
          <table:table-cell table:number-columns-repeated="1637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9"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1637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1637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16384"/>
        </table:table-row>
        <table:table-row table:style-name="ro2">
          <table:table-cell table:style-name="CalcHeading"/>
          <table:table-cell table:style-name="CalcHeading" office:value-type="string" calcext:value-type="string">
            <text:p>Rick damage</text:p>
          </table:table-cell>
          <table:table-cell table:style-name="CalcHeading" table:number-columns-repeated="16382"/>
        </table:table-row>
        <table:table-row table:style-name="ro4">
          <table:table-cell table:number-columns-repeated="16384"/>
        </table:table-row>
        <table:table-row table:style-name="ro8">
          <table:table-cell/>
          <table:table-cell table:style-name="CalcBoxTop" table:number-columns-repeated="7"/>
          <table:table-cell table:style-name="InterimResult" table:number-columns-repeated="3"/>
          <table:table-cell table:number-columns-repeated="16373"/>
        </table:table-row>
        <table:table-row table:style-name="ro8">
          <table:table-cell/>
          <table:table-cell table:style-name="Calc" office:value-type="string" calcext:value-type="string">
            <text:p>Mass of object:</text:p>
          </table:table-cell>
          <table:table-cell table:style-name="Input" office:value-type="float" office:value="1200" calcext:value-type="float">
            <text:p>1200</text:p>
          </table:table-cell>
          <table:table-cell table:style-name="Calc" office:value-type="string" calcext:value-type="string">
            <text:p>kg or</text:p>
          </table:table-cell>
          <table:table-cell table:style-name="CalcResult" table:formula="of:=FIXED([.C76] / 1000; 2)" office:value-type="string" office:string-value="1,20" calcext:value-type="string">
            <text:p>1,20</text:p>
          </table:table-cell>
          <table:table-cell table:style-name="Calc" office:value-type="string" calcext:value-type="string">
            <text:p>t</text:p>
          </table:table-cell>
          <table:table-cell table:style-name="Calc" table:number-columns-repeated="2"/>
          <table:table-cell table:style-name="InterimResult" table:number-columns-repeated="3"/>
          <table:table-cell table:number-columns-repeated="16373"/>
        </table:table-row>
        <table:table-row table:style-name="ro8">
          <table:table-cell/>
          <table:table-cell table:style-name="Calc" office:value-type="string" calcext:value-type="string">
            <text:p>Velocity of object:</text:p>
          </table:table-cell>
          <table:table-cell table:style-name="Input" office:value-type="float" office:value="3400" calcext:value-type="float">
            <text:p>3400</text:p>
          </table:table-cell>
          <table:table-cell table:style-name="Calc" office:value-type="string" calcext:value-type="string">
            <text:p>m/s or</text:p>
          </table:table-cell>
          <table:table-cell table:style-name="CalcResult" table:formula="of:=IF([.C77] &lt; 100000; FIXED([.C77] / 1000; 2); FIXED([.C77] / 1000; 0))" office:value-type="string" office:string-value="3,40" calcext:value-type="string">
            <text:p>3,40</text:p>
          </table:table-cell>
          <table:table-cell table:style-name="Calc" office:value-type="string" calcext:value-type="string">
            <text:p>km/s</text:p>
          </table:table-cell>
          <table:table-cell table:style-name="Calc" table:number-columns-repeated="2"/>
          <table:table-cell table:style-name="InterimResult" table:number-columns-repeated="3"/>
          <table:table-cell table:number-columns-repeated="16373"/>
        </table:table-row>
        <table:table-row table:style-name="ro8">
          <table:table-cell/>
          <table:table-cell table:style-name="Calc" table:number-columns-repeated="7"/>
          <table:table-cell table:style-name="InterimResult" table:number-columns-repeated="3"/>
          <table:table-cell table:number-columns-repeated="16373"/>
        </table:table-row>
        <table:table-row table:style-name="ro8">
          <table:table-cell/>
          <table:table-cell table:style-name="Calc" office:value-type="string" calcext:value-type="string">
            <text:p>Ricks:</text:p>
          </table:table-cell>
          <table:table-cell table:style-name="CalcResult" table:formula="of:=IF([.I79] &lt; 100; FIXED([.I79]; 2); FIXED([.I79]; 0))" office:value-type="string" office:string-value="1.541" calcext:value-type="string">
            <text:p>1.541</text:p>
          </table:table-cell>
          <table:table-cell table:style-name="Calc" office:value-type="string" calcext:value-type="string">
            <text:p>, kinetic energy:</text:p>
          </table:table-cell>
          <table:table-cell table:style-name="CalcResult" table:formula="of:=IF([.J79] &lt; 100; FIXED([.J79]; 4); FIXED([.J79]; 0))" office:value-type="string" office:string-value="1,8496" calcext:value-type="string">
            <text:p>1,8496</text:p>
          </table:table-cell>
          <table:table-cell table:style-name="Calc" office:value-type="string" calcext:value-type="string">
            <text:p>kt TNT or</text:p>
          </table:table-cell>
          <table:table-cell table:style-name="CalcResultScientific" table:formula="of:=[.K79]" office:value-type="float" office:value="7738726400000" calcext:value-type="float">
            <text:p>7,74E+12</text:p>
          </table:table-cell>
          <table:table-cell table:style-name="Calc" office:value-type="string" calcext:value-type="string">
            <text:p>J</text:p>
          </table:table-cell>
          <table:table-cell table:style-name="InterimResult" table:formula="of:=(0.5 * [.C77]^2) / 4500000 * [.C76]" office:value-type="float" office:value="1541.33333333333" calcext:value-type="float">
            <text:p>1541,33333333333</text:p>
          </table:table-cell>
          <table:table-cell table:style-name="InterimResult" table:formula="of:=[.I79] * [.C76] / 1000000" office:value-type="float" office:value="1.8496" calcext:value-type="float">
            <text:p>1,8496</text:p>
          </table:table-cell>
          <table:table-cell table:style-name="InterimResult" table:formula="of:=[.J79] * KilotonTNT" office:value-type="float" office:value="7738726400000" calcext:value-type="float">
            <text:p>7738726400000</text:p>
          </table:table-cell>
          <table:table-cell table:number-columns-repeated="16373"/>
        </table:table-row>
        <table:table-row table:style-name="ro8">
          <table:table-cell/>
          <table:table-cell table:style-name="Calc" table:number-columns-repeated="7"/>
          <table:table-cell table:style-name="InterimResult" table:number-columns-repeated="3"/>
          <table:table-cell table:number-columns-repeated="16373"/>
        </table:table-row>
        <table:table-row table:style-name="ro8">
          <table:table-cell/>
          <table:table-cell table:style-name="Calc" office:value-type="string" calcext:value-type="string">
            <text:p>or</text:p>
          </table:table-cell>
          <table:table-cell table:style-name="CalcResult" table:formula="of:=COM.MICROSOFT.IFS([.I81] &lt; 10; FIXED([.I81]; 4); [.I81] &lt; 100; FIXED([.I81]; 2); [.I81] &lt; 10^9; FIXED([.I81]; 0); [.I81] &gt;= 10^9; [.I81])" office:value-type="string" office:string-value="0,1228" calcext:value-type="string">
            <text:p>0,1228</text:p>
          </table:table-cell>
          <table:table-cell table:style-name="Calc" office:value-type="string" calcext:value-type="string">
            <text:p>× Hiroshima bomb or</text:p>
          </table:table-cell>
          <table:table-cell table:style-name="CalcResult" table:formula="of:=COM.MICROSOFT.IFS([.J81] &lt; 10; FIXED([.J81]; 4); [.J81] &lt; 100; FIXED([.J81]; 2); [.J81] &lt; 10^9; FIXED([.J81]; 0); [.J81] &gt;= 10^9; [.J81])" office:value-type="string" office:string-value="0,0000" calcext:value-type="string">
            <text:p>0,0000</text:p>
          </table:table-cell>
          <table:table-cell table:style-name="Calc" office:value-type="string" calcext:value-type="string">
            <text:p>× Tsar Bomba</text:p>
          </table:table-cell>
          <table:table-cell table:style-name="CalcResult" table:formula="of:=COM.MICROSOFT.IFS([.K81] &lt; 10; FIXED([.K81]; 4); [.K81] &lt; 100; FIXED([.K81]; 2); [.K81] &lt; 10^9; FIXED([.K81]; 0); [.K81] &gt;= 10^9; [.K81])"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79] / EnergyHiroshimaBomb" office:value-type="float" office:value="0.122836926984127" calcext:value-type="float">
            <text:p>0,122836926984127</text:p>
          </table:table-cell>
          <table:table-cell table:style-name="InterimResult" table:formula="of:=[.G79] / EnergyTsarBomba" office:value-type="float" office:value="0.0000368510780952381" calcext:value-type="float">
            <text:p>3,68510780952381E-05</text:p>
          </table:table-cell>
          <table:table-cell table:style-name="InterimResult" table:formula="of:=[.G79] / EnergyChicxulub" office:value-type="float" office:value="0.0000000000179970381395349" calcext:value-type="float">
            <text:p>1,79970381395349E-11</text:p>
          </table:table-cell>
          <table:table-cell table:number-columns-repeated="16373"/>
        </table:table-row>
        <table:table-row table:style-name="ro8">
          <table:table-cell/>
          <table:table-cell table:style-name="Calc" table:number-columns-repeated="7"/>
          <table:table-cell table:style-name="InterimResult" table:number-columns-repeated="3"/>
          <table:table-cell table:number-columns-repeated="16373"/>
        </table:table-row>
        <table:table-row table:style-name="ro8">
          <table:table-cell/>
          <table:table-cell table:style-name="CalcRemark" office:value-type="string" calcext:value-type="string" table:number-columns-spanned="7" table:number-rows-spanned="1">
            <text:p>🛈 This calculator is based on Rick Robinson’s first law of space combat.</text:p>
          </table:table-cell>
          <table:covered-table-cell table:number-columns-repeated="6" table:style-name="Calc"/>
          <table:table-cell table:style-name="InterimResult" table:number-columns-repeated="3"/>
          <table:table-cell table:number-columns-repeated="16373"/>
        </table:table-row>
        <table:table-row table:style-name="ro8">
          <table:table-cell/>
          <table:table-cell table:style-name="CalcBoxBottom" table:number-columns-repeated="7"/>
          <table:table-cell table:style-name="InterimResult" table:number-columns-repeated="3"/>
          <table:table-cell table:number-columns-repeated="16373"/>
        </table:table-row>
        <table:table-row table:style-name="ro4" table:number-rows-repeated="1048491">
          <table:table-cell table:number-columns-repeated="16384"/>
        </table:table-row>
        <table:table-row table:style-name="ro4">
          <table:table-cell table:number-columns-repeated="16384"/>
        </table:table-row>
      </table:table>
      <table:table table:name="Life" table:style-name="ta9"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GravityEarth"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2" calcext:value-type="string">
            <text:p>502</text:p>
          </table:table-cell>
          <table:table-cell table:style-name="Calc" office:value-type="string" calcext:value-type="string">
            <text:p>nm, photon rate peak:</text:p>
          </table:table-cell>
          <table:table-cell table:style-name="CalcResult" table:formula="of:=FIXED([.H21]; 0)" office:value-type="string" office:string-value="635" calcext:value-type="string">
            <text:p>635</text:p>
          </table:table-cell>
          <table:table-cell table:style-name="Calc" office:value-type="string" calcext:value-type="string">
            <text:p>nm,</text:p>
          </table:table-cell>
          <table:table-cell table:style-name="InterimResult" table:formula="of:= WiensDisplacementConstant / [.C20] * 1000000000" office:value-type="float" office:value="501.518164589823" calcext:value-type="float">
            <text:p>501,518164589823</text:p>
          </table:table-cell>
          <table:table-cell table:style-name="InterimResult" table:formula="of:=PhotonDistributionConstant / [.C20] * 1000" office:value-type="float" office:value="635.115957078574" calcext:value-type="float">
            <text:p>635,11595707857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MassEiffelTower"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MassAircraftCarrier"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MassGoldenGateBridge"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MassEarthCrust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MassEarth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GravityEarth"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3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table-cell table:number-columns-repeated="56"/>
        </table:table-row>
        <table:table-row table:style-name="ro8">
          <table:table-cell/>
          <table:table-cell table:style-name="Calc" office:value-type="string" calcext:value-type="string">
            <text:p>X1:</text:p>
          </table:table-cell>
          <table:table-cell table:style-name="Input" office:value-type="float" office:value="0" calcext:value-type="float">
            <text:p>0</text:p>
          </table:table-cell>
          <table:table-cell table:style-name="Calc" office:value-type="string" calcext:value-type="string">
            <text:p>Y1:</text:p>
          </table:table-cell>
          <table:table-cell table:style-name="Input" office:value-type="float" office:value="0" calcext:value-type="float">
            <text:p>0</text:p>
          </table:table-cell>
          <table:table-cell table:style-name="Calc" office:value-type="string" calcext:value-type="string">
            <text:p>Z1:</text:p>
          </table:table-cell>
          <table:table-cell table:style-name="Input" office:value-type="float" office:value="0" calcext:value-type="float">
            <text:p>0</text:p>
          </table:table-cell>
          <table:table-cell table:style-name="InterimResult"/>
          <table:table-cell table:number-columns-repeated="56"/>
        </table:table-row>
        <table:table-row table:style-name="ro8">
          <table:table-cell/>
          <table:table-cell table:style-name="Calc" office:value-type="string" calcext:value-type="string">
            <text:p>X2:</text:p>
          </table:table-cell>
          <table:table-cell table:style-name="Input" office:value-type="float" office:value="10" calcext:value-type="float">
            <text:p>10</text:p>
          </table:table-cell>
          <table:table-cell table:style-name="Calc" office:value-type="string" calcext:value-type="string">
            <text:p>Y2:</text:p>
          </table:table-cell>
          <table:table-cell table:style-name="Input" office:value-type="float" office:value="10" calcext:value-type="float">
            <text:p>10</text:p>
          </table:table-cell>
          <table:table-cell table:style-name="Calc" office:value-type="string" calcext:value-type="string">
            <text:p>Z2:</text:p>
          </table:table-cell>
          <table:table-cell table:style-name="Input" office:value-type="float" office:value="10" calcext:value-type="float">
            <text:p>10</text:p>
          </table:table-cell>
          <table:table-cell table:style-name="InterimResult"/>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 office:value-type="string" calcext:value-type="string">
            <text:p>Distance:</text:p>
          </table:table-cell>
          <table:table-cell table:style-name="CalcResult" table:formula="of:=COM.MICROSOFT.IFS([.H54] &gt;= 10; ROUND([.H54]; 2); [.H54] &gt;= 1; ROUND([.H54]; 3); [.H54] &lt; 1; ROUND([.H54]; 4))" office:value-type="float" office:value="17.32" calcext:value-type="float">
            <text:p>17,32</text:p>
          </table:table-cell>
          <table:table-cell table:style-name="Calc" table:number-columns-repeated="4"/>
          <table:table-cell table:style-name="InterimResult" table:formula="of:=SQRT(([.C52] - [.C51])^2 + ([.E52] - [.E51])^2 + ([.G52] - [.G51])^2)" office:value-type="float" office:value="17.3205080756888" calcext:value-type="float">
            <text:p>17,3205080756888</text:p>
          </table:table-cell>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Remark" office:value-type="string" calcext:value-type="string" table:number-columns-spanned="6" table:number-rows-spanned="1">
            <text:p>🛈 For calculating 2D distance set the Z coordinates to 0.</text:p>
          </table:table-cell>
          <table:covered-table-cell table:number-columns-repeated="5" table:style-name="CalcRemark"/>
          <table:table-cell table:style-name="InterimResult"/>
          <table:table-cell table:number-columns-repeated="56"/>
        </table:table-row>
        <table:table-row table:style-name="ro8">
          <table:table-cell/>
          <table:table-cell table:style-name="CalcBoxBottom" table:number-columns-repeated="6"/>
          <table:table-cell table:style-name="InterimResult"/>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66]; 0)" office:value-type="string" office:string-value="64" calcext:value-type="string">
            <text:p>64</text:p>
          </table:table-cell>
          <table:table-cell table:style-name="Calc" office:value-type="string" calcext:value-type="string">
            <text:p>km</text:p>
          </table:table-cell>
          <table:table-cell table:style-name="InterimResult" table:formula="of:=[.C62] * [.C64]"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67]; &quot;d &quot;; [.G67]; &quot;h &quot;; [.H67]; &quot;m&quot;)" office:value-type="string" office:string-value="1d 13h 30m" calcext:value-type="string">
            <text:p>1d 13h 30m</text:p>
          </table:table-cell>
          <table:table-cell table:style-name="Calc"/>
          <table:table-cell table:style-name="InterimResult" table:formula="of:=[.C63] / [.E66]" office:value-type="float" office:value="1.5625" calcext:value-type="float">
            <text:p>1,5625</text:p>
          </table:table-cell>
          <table:table-cell table:style-name="InterimResult" table:formula="of:=INT([.E67])" office:value-type="float" office:value="1" calcext:value-type="float">
            <text:p>1</text:p>
          </table:table-cell>
          <table:table-cell table:style-name="InterimResult" table:formula="of:=INT(([.E67] - [.F67]) * 24)" office:value-type="float" office:value="13" calcext:value-type="float">
            <text:p>13</text:p>
          </table:table-cell>
          <table:table-cell table:style-name="InterimResult" table:formula="of:=INT((([.E67] - [.F67]) * 1440) - ([.G67]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07">
          <table:table-cell table:number-columns-repeated="64"/>
        </table:table-row>
        <table:table-row table:style-name="ro4">
          <table:table-cell table:number-columns-repeated="64"/>
        </table:table-row>
      </table:table>
      <table:named-expressions>
        <table:named-range table:name="AbsoluteMagnitudeSun" table:base-cell-address="$Constants.$C$8" table:cell-range-address="$Constants.$C$8"/>
        <table:named-range table:name="AbsoluteZero" table:base-cell-address="$Constants.$B$7" table:cell-range-address="$Constants.$C$14"/>
        <table:named-range table:name="Acre" table:base-cell-address="$Constants.$C$41" table:cell-range-address="$Constants.$F$96"/>
        <table:named-range table:name="AlbedoEarth" table:base-cell-address="$Constants.$F$19" table:cell-range-address="$Constants.$F$74"/>
        <table:named-range table:name="AlbedoEnceladus" table:base-cell-address="$Constants.$F$70" table:cell-range-address="$Constants.$F$75"/>
        <table:named-range table:name="AlbedoMoon" table:base-cell-address="$Constants.$C$20" table:cell-range-address="$Constants.$C$74"/>
        <table:named-range table:name="AlbedoVenus" table:base-cell-address="$Constants.$C$70" table:cell-range-address="$Constants.$C$75"/>
        <table:named-range table:name="AngularDiameterMoon" table:base-cell-address="$Constants.$C$8" table:cell-range-address="$Constants.$C$43"/>
        <table:named-range table:name="AngularDiameterSun" table:base-cell-address="$Constants.$C$8" table:cell-range-address="$Constants.$F$43"/>
        <table:named-range table:name="AstronomicalUnit" table:base-cell-address="$Constants.$C$8" table:cell-range-address="$Constants.$C$82"/>
        <table:named-range table:name="AtmosphericAbsorptionEarth" table:base-cell-address="$Constants.$F$106" table:cell-range-address="$Constants.$C$79"/>
        <table:named-range table:name="CubicFoot" table:base-cell-address="$Constants.$F$44" table:cell-range-address="$Constants.$C$98"/>
        <table:named-range table:name="CubicInch" table:base-cell-address="$Constants.$C$44" table:cell-range-address="$Constants.$F$97"/>
        <table:named-range table:name="CubicMile" table:base-cell-address="$Constants.$C$45" table:cell-range-address="$Constants.$F$98"/>
        <table:named-range table:name="DensityAir" table:base-cell-address="$Constants.$C$8" table:cell-range-address="$Constants.$F$79"/>
        <table:named-range table:name="DensityEarth" table:base-cell-address="$Constants.$C$8" table:cell-range-address="$Constants.$C$71"/>
        <table:named-range table:name="DensityJupiter" table:base-cell-address="$Constants.$C$8" table:cell-range-address="$Constants.$C$72"/>
        <table:named-range table:name="DensityMoon" table:base-cell-address="$Constants.$C$8" table:cell-range-address="$Constants.$F$71"/>
        <table:named-range table:name="DensityNeutronium" table:base-cell-address="$Constants.$F$29" table:cell-range-address="$Constants.$C$67"/>
        <table:named-range table:name="DiracConstant" table:base-cell-address="$Constants.$F$124" table:cell-range-address="$Constants.$C$27"/>
        <table:named-range table:name="EnergyChicxulub" table:base-cell-address="$Constants.$C$13" table:cell-range-address="$Constants.$F$32"/>
        <table:named-range table:name="EnergyDensityNeutronium" table:base-cell-address="$Constants.$C$8" table:cell-range-address="$Constants.$F$67"/>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EscapeVelocityEarth" table:base-cell-address="$Constants.$C$8" table:cell-range-address="$Constants.$F$63"/>
        <table:named-range table:name="FifthRootOfHundred" table:base-cell-address="$Constants.$E$5" table:cell-range-address="$Constants.$C$103"/>
        <table:named-range table:name="GravitationalConstant" table:base-cell-address="$Constants.$F$15" table:cell-range-address="$Constants.$C$61"/>
        <table:named-range table:name="GravityEarth" table:base-cell-address="$Constants.$C$8" table:cell-range-address="$Constants.$C$63"/>
        <table:named-range table:name="HalflifeNeutronium" table:base-cell-address="$Constants.$C$8" table:cell-range-address="$Constants.$C$68"/>
        <table:named-range table:name="IlluminationDaylight" table:base-cell-address="$Constants.$C$8" table:cell-range-address="$Constants.$F$23"/>
        <table:named-range table:name="IlluminationDirectSun" table:base-cell-address="$Constants.$C$8" table:cell-range-address="$Constants.$C$24"/>
        <table:named-range table:name="IlluminationFullMoon" table:base-cell-address="$Constants.$C$8" table:cell-range-address="$Constants.$C$22"/>
        <table:named-range table:name="IlluminationStreetLight" table:base-cell-address="$Constants.$C$8" table:cell-range-address="$Constants.$F$22"/>
        <table:named-range table:name="IlluminationSunset" table:base-cell-address="$Constants.$C$8" table:cell-range-address="$Constants.$C$23"/>
        <table:named-range table:name="InternationalFoot" table:base-cell-address="$Constants.$F$39" table:cell-range-address="$Constants.$F$94"/>
        <table:named-range table:name="InternationalInch" table:base-cell-address="$Constants.$C$39" table:cell-range-address="$Constants.$C$94"/>
        <table:named-range table:name="InternationalMile" table:base-cell-address="$Constants.$F$40" table:cell-range-address="$Constants.$F$95"/>
        <table:named-range table:name="InternationalYard" table:base-cell-address="$Constants.$C$40" table:cell-range-address="$Constants.$C$95"/>
        <table:named-range table:name="IronAbundanceCrust" table:base-cell-address="$Constants.$C$27" table:cell-range-address="$Constants.$C$77"/>
        <table:named-range table:name="IronAbundanceEarth" table:base-cell-address="$Constants.$F$27" table:cell-range-address="$Constants.$F$77"/>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9"/>
        <table:named-range table:name="LightYear" table:base-cell-address="$Constants.$C$82" table:cell-range-address="$Constants.$C$83"/>
        <table:named-range table:name="LimitBlackHole" table:base-cell-address="$Constants.$C$8" table:cell-range-address="$Constants.$C$58"/>
        <table:named-range table:name="LimitChandrasekhar" table:base-cell-address="$Constants.$C$8" table:cell-range-address="$Constants.$C$57"/>
        <table:named-range table:name="LimitNeutronStar" table:base-cell-address="$Constants.$C$8" table:cell-range-address="$Constants.$F$57"/>
        <table:named-range table:name="LuminositySun" table:base-cell-address="$Constants.$C$21" table:cell-range-address="$Constants.$C$19"/>
        <table:named-range table:name="MassAircraftCarrier" table:base-cell-address="$Constants.$C$8" table:cell-range-address="$Constants.$C$47"/>
        <table:named-range table:name="MassCeres" table:base-cell-address="$Constants.$C$8" table:cell-range-address="$Constants.$F$49"/>
        <table:named-range table:name="MassEarth" table:base-cell-address="$Constants.$C$8" table:cell-range-address="$Constants.$F$50"/>
        <table:named-range table:name="MassEarthCrust" table:base-cell-address="$Constants.$C$8" table:cell-range-address="$Constants.$C$49"/>
        <table:named-range table:name="MassEiffelTower" table:base-cell-address="$Constants.$C$8" table:cell-range-address="$Constants.$F$46"/>
        <table:named-range table:name="MassGizaPyramid" table:base-cell-address="$Constants.$C$8" table:cell-range-address="$Constants.$C$48"/>
        <table:named-range table:name="MassGoldenGateBridge" table:base-cell-address="$Constants.$C$8" table:cell-range-address="$Constants.$F$47"/>
        <table:named-range table:name="MassHalleysComet" table:base-cell-address="$Constants.$C$8" table:cell-range-address="$Constants.$F$48"/>
        <table:named-range table:name="MassISS" table:base-cell-address="$Constants.$C$8" table:cell-range-address="$Constants.$C$46"/>
        <table:named-range table:name="MassJupiter" table:base-cell-address="$Constants.$C$8" table:cell-range-address="$Constants.$C$51"/>
        <table:named-range table:name="MassLossSun" table:base-cell-address="$Constants.$C$8" table:cell-range-address="$Constants.$C$53"/>
        <table:named-range table:name="MassMoon" table:base-cell-address="$Constants.$C$8" table:cell-range-address="$Constants.$C$50"/>
        <table:named-range table:name="MassSun" table:base-cell-address="$Constants.$C$8" table:cell-range-address="$Constants.$F$51"/>
        <table:named-range table:name="MeanLifetimeNeutronium" table:base-cell-address="$Constants.$C$8" table:cell-range-address="$Constants.$F$68"/>
        <table:named-range table:name="Ounce" table:base-cell-address="$Constants.$C$42" table:cell-range-address="$Constants.$C$99"/>
        <table:named-range table:name="ParsecInLY" table:base-cell-address="$Constants.$C$10" table:cell-range-address="$Constants.$C$92"/>
        <table:named-range table:name="PhotonDistributionConstant" table:base-cell-address="$Constants.$C$38" table:cell-range-address="$Constants.$F$12"/>
        <table:named-range table:name="Pound" table:base-cell-address="$Constants.$F$42" table:cell-range-address="$Constants.$F$99"/>
        <table:named-range table:name="RadiusEarth" table:base-cell-address="$Constants.$C$8" table:cell-range-address="$Constants.$F$40"/>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6"/>
        <table:named-range table:name="SemiMajorAxisMoon" table:base-cell-address="$Constants.$C$23" table:cell-range-address="$Constants.$F$82"/>
        <table:named-range table:name="SolarConstant" table:base-cell-address="$Constants.$F$17" table:cell-range-address="$Constants.$F$17"/>
        <table:named-range table:name="SquareFoot" table:base-cell-address="$Constants.$F$43" table:cell-range-address="$Constants.$C$96"/>
        <table:named-range table:name="SquareMile" table:base-cell-address="$Constants.$F$41" table:cell-range-address="$Constants.$C$97"/>
        <table:named-range table:name="StefanBoltzmannConstant" table:base-cell-address="$Constants.$F$107" table:cell-range-address="$Constants.$C$17"/>
        <table:named-range table:name="TemperatureSun" table:base-cell-address="$Constants.$E$6" table:cell-range-address="$Constants.$F$14"/>
        <table:named-range table:name="ThresholdBrownDwarf" table:base-cell-address="$Constants.$C$8" table:cell-range-address="$Constants.$C$55"/>
        <table:named-range table:name="ThresholdStar" table:base-cell-address="$Constants.$C$8" table:cell-range-address="$Constants.$F$55"/>
        <table:named-range table:name="TidalForceMoonEarth" table:base-cell-address="$Constants.$C$8" table:cell-range-address="$Constants.$C$64"/>
        <table:named-range table:name="TidalForceSunEarth" table:base-cell-address="$Constants.$C$8" table:cell-range-address="$Constants.$F$64"/>
        <table:named-range table:name="Ton" table:base-cell-address="$Constants.$C$43" table:cell-range-address="$Constants.$C$100"/>
        <table:named-range table:name="VisualMagnitudeMoon" table:base-cell-address="$Constants.$C$8" table:cell-range-address="$Constants.$C$9"/>
        <table:named-range table:name="VisualMagnitudeSun" table:base-cell-address="$Constants.$C$8"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JP'"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5" number:title="Benutzerdefiniert">
      <number:scientific-number number:decimal-places="4" number:min-decimal-places="4" number:min-integer-digits="1" number:min-exponent-digits="2" number:exponent-interval="1" number:forced-exponent-sign="true"/>
    </number:number-style>
    <number:number-style style:name="N116" number:title="Benutzerdefiniert">
      <number:text/>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number-style style:name="N117">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5">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6">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8.0.3$Linux_X86_64 LibreOffice_project/480$Build-3</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2049"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